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57710" officeooo:paragraph-rsid="00057710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57710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7c9cd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85e43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085e43" officeooo:paragraph-rsid="00085e43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07c9cd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09106f" officeooo:paragraph-rsid="0009106f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096333" officeooo:paragraph-rsid="00096333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0ae9ff" officeooo:paragraph-rsid="000ae9ff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0c9390" officeooo:paragraph-rsid="000c9390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0e378d" officeooo:paragraph-rsid="000e378d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0e378d" officeooo:paragraph-rsid="000ec185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normal" officeooo:rsid="000ec185" officeooo:paragraph-rsid="000ec185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0f95b5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134a11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1600b8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18286a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18a7af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199e1c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1a7cb3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1bf15a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fo:font-weight="normal" officeooo:rsid="00134a11" officeooo:paragraph-rsid="00134a11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2pt" fo:font-weight="normal" officeooo:rsid="00144fff" officeooo:paragraph-rsid="00144fff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2pt" fo:font-weight="normal" officeooo:rsid="001600b8" officeooo:paragraph-rsid="001600b8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2pt" fo:font-weight="normal" officeooo:rsid="001600b8" officeooo:paragraph-rsid="0018286a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2pt" fo:font-weight="normal" officeooo:rsid="001600b8" officeooo:paragraph-rsid="0018a7af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2pt" fo:font-weight="normal" officeooo:rsid="001600b8" officeooo:paragraph-rsid="00199e1c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2pt" fo:font-weight="normal" officeooo:rsid="001600b8" officeooo:paragraph-rsid="001a7cb3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2pt" fo:font-weight="normal" officeooo:rsid="0018286a" officeooo:paragraph-rsid="0018286a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2pt" fo:font-weight="normal" officeooo:rsid="0018286a" officeooo:paragraph-rsid="0018a7af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2pt" fo:font-weight="normal" officeooo:rsid="0018a7af" officeooo:paragraph-rsid="0018a7af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2pt" fo:font-weight="normal" officeooo:rsid="0018a7af" officeooo:paragraph-rsid="00199e1c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2pt" fo:font-weight="normal" officeooo:rsid="00199e1c" officeooo:paragraph-rsid="00199e1c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2pt" fo:font-weight="normal" officeooo:rsid="001c6e89" officeooo:paragraph-rsid="0020dc0c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2pt" fo:font-weight="normal" officeooo:rsid="0017f5e7" officeooo:paragraph-rsid="0017f5e7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12pt" fo:font-weight="normal" officeooo:rsid="001c8332" officeooo:paragraph-rsid="002925f2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57710" style:font-size-asian="10.5pt" style:font-weight-asian="bold" style:font-size-complex="12pt" style:font-weight-complex="bold"/>
    </style:style>
    <style:style style:name="P3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96333" style:font-size-asian="10.5pt" style:font-weight-asian="bold" style:font-size-complex="12pt" style:font-weight-complex="bold"/>
    </style:style>
    <style:style style:name="P3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f95b5" style:font-size-asian="10.5pt" style:font-weight-asian="bold" style:font-size-complex="12pt" style:font-weight-complex="bold"/>
    </style:style>
    <style:style style:name="P4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34a11" style:font-size-asian="10.5pt" style:font-weight-asian="bold" style:font-size-complex="12pt" style:font-weight-complex="bold"/>
    </style:style>
    <style:style style:name="P4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600b8" style:font-size-asian="10.5pt" style:font-weight-asian="bold" style:font-size-complex="12pt" style:font-weight-complex="bold"/>
    </style:style>
    <style:style style:name="P4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8a7af" style:font-size-asian="10.5pt" style:font-weight-asian="bold" style:font-size-complex="12pt" style:font-weight-complex="bold"/>
    </style:style>
    <style:style style:name="P4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99e1c" style:font-size-asian="10.5pt" style:font-weight-asian="bold" style:font-size-complex="12pt" style:font-weight-complex="bold"/>
    </style:style>
    <style:style style:name="P4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a7cb3" style:font-size-asian="10.5pt" style:font-weight-asian="bold" style:font-size-complex="12pt" style:font-weight-complex="bold"/>
    </style:style>
    <style:style style:name="P4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0dc0c" style:font-size-asian="10.5pt" style:font-weight-asian="bold" style:font-size-complex="12pt" style:font-weight-complex="bold"/>
    </style:style>
    <style:style style:name="P4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8286a" style:font-size-asian="10.5pt" style:font-weight-asian="bold" style:font-size-complex="12pt" style:font-weight-complex="bold"/>
    </style:style>
    <style:style style:name="P4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925f2" style:font-size-asian="10.5pt" style:font-weight-asian="bold" style:font-size-complex="12pt" style:font-weight-complex="bold"/>
    </style:style>
    <style:style style:name="P4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bc16a" style:font-size-asian="10.5pt" style:font-weight-asian="bold" style:font-size-complex="12pt" style:font-weight-complex="bold"/>
    </style:style>
    <style:style style:name="P4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c485e" style:font-size-asian="10.5pt" style:font-weight-asian="bold" style:font-size-complex="12pt" style:font-weight-complex="bold"/>
    </style:style>
    <style:style style:name="P5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e5f6f" style:font-size-asian="10.5pt" style:font-weight-asian="bold" style:font-size-complex="12pt" style:font-weight-complex="bold"/>
    </style:style>
    <style:style style:name="P5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1a227" style:font-size-asian="10.5pt" style:font-weight-asian="bold" style:font-size-complex="12pt" style:font-weight-complex="bold"/>
    </style:style>
    <style:style style:name="P5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354ba" style:font-size-asian="10.5pt" style:font-weight-asian="bold" style:font-size-complex="12pt" style:font-weight-complex="bold"/>
    </style:style>
    <style:style style:name="P5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494ad" style:font-size-asian="10.5pt" style:font-weight-asian="bold" style:font-size-complex="12pt" style:font-weight-complex="bold"/>
    </style:style>
    <style:style style:name="P5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601fe" style:font-size-asian="10.5pt" style:font-weight-asian="bold" style:font-size-complex="12pt" style:font-weight-complex="bold"/>
    </style:style>
    <style:style style:name="P5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651f8" style:font-size-asian="10.5pt" style:font-weight-asian="bold" style:font-size-complex="12pt" style:font-weight-complex="bold"/>
    </style:style>
    <style:style style:name="P5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717d7" style:font-size-asian="10.5pt" style:font-weight-asian="bold" style:font-size-complex="12pt" style:font-weight-complex="bold"/>
    </style:style>
    <style:style style:name="P5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9fe41" style:font-size-asian="10.5pt" style:font-weight-asian="bold" style:font-size-complex="12pt" style:font-weight-complex="bold"/>
    </style:style>
    <style:style style:name="P5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be72d" style:font-size-asian="10.5pt" style:font-weight-asian="bold" style:font-size-complex="12pt" style:font-weight-complex="bold"/>
    </style:style>
    <style:style style:name="P5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d03ba" style:font-size-asian="10.5pt" style:font-weight-asian="bold" style:font-size-complex="12pt" style:font-weight-complex="bold"/>
    </style:style>
    <style:style style:name="P6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dd3db" style:font-size-asian="10.5pt" style:font-weight-asian="bold" style:font-size-complex="12pt" style:font-weight-complex="bold"/>
    </style:style>
    <style:style style:name="P6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056da" style:font-size-asian="10.5pt" style:font-weight-asian="bold" style:font-size-complex="12pt" style:font-weight-complex="bold"/>
    </style:style>
    <style:style style:name="P6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0c54e" style:font-size-asian="10.5pt" style:font-weight-asian="bold" style:font-size-complex="12pt" style:font-weight-complex="bold"/>
    </style:style>
    <style:style style:name="P6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30875" style:font-size-asian="10.5pt" style:font-weight-asian="bold" style:font-size-complex="12pt" style:font-weight-complex="bold"/>
    </style:style>
    <style:style style:name="P6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3efff" style:font-size-asian="10.5pt" style:font-weight-asian="bold" style:font-size-complex="12pt" style:font-weight-complex="bold"/>
    </style:style>
    <style:style style:name="P6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72dda" style:font-size-asian="10.5pt" style:font-weight-asian="bold" style:font-size-complex="12pt" style:font-weight-complex="bold"/>
    </style:style>
    <style:style style:name="P6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7cf57" style:font-size-asian="10.5pt" style:font-weight-asian="bold" style:font-size-complex="12pt" style:font-weight-complex="bold"/>
    </style:style>
    <style:style style:name="P6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7d2a9" style:font-size-asian="10.5pt" style:font-weight-asian="bold" style:font-size-complex="12pt" style:font-weight-complex="bold"/>
    </style:style>
    <style:style style:name="P6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94b44" style:font-size-asian="10.5pt" style:font-weight-asian="bold" style:font-size-complex="12pt" style:font-weight-complex="bold"/>
    </style:style>
    <style:style style:name="P6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982d9" style:font-size-asian="10.5pt" style:font-weight-asian="bold" style:font-size-complex="12pt" style:font-weight-complex="bold"/>
    </style:style>
    <style:style style:name="P7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af05b" style:font-size-asian="10.5pt" style:font-weight-asian="bold" style:font-size-complex="12pt" style:font-weight-complex="bold"/>
    </style:style>
    <style:style style:name="P7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c3b43" style:font-size-asian="10.5pt" style:font-weight-asian="bold" style:font-size-complex="12pt" style:font-weight-complex="bold"/>
    </style:style>
    <style:style style:name="P7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d095d" style:font-size-asian="10.5pt" style:font-weight-asian="bold" style:font-size-complex="12pt" style:font-weight-complex="bold"/>
    </style:style>
    <style:style style:name="P73" style:family="paragraph" style:parent-style-name="Standard">
      <style:paragraph-properties fo:text-align="start" style:justify-single-word="false"/>
      <style:text-properties fo:font-size="12pt" fo:font-weight="bold" officeooo:rsid="00338198" officeooo:paragraph-rsid="0045c98f" style:font-size-asian="10.5pt" style:font-weight-asian="bold" style:font-size-complex="12pt" style:font-weight-complex="bold"/>
    </style:style>
    <style:style style:name="P74" style:family="paragraph" style:parent-style-name="Standard">
      <style:paragraph-properties fo:text-align="start" style:justify-single-word="false"/>
      <style:text-properties fo:font-size="12pt" officeooo:paragraph-rsid="001a7cb3"/>
    </style:style>
    <style:style style:name="P75" style:family="paragraph" style:parent-style-name="Standard">
      <style:paragraph-properties fo:text-align="start" style:justify-single-word="false"/>
      <style:text-properties fo:font-size="12pt" officeooo:rsid="001a7cb3" officeooo:paragraph-rsid="001a7cb3"/>
    </style:style>
    <style:style style:name="P7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a7cb3" officeooo:paragraph-rsid="001a7cb3" style:font-size-asian="10.5pt" style:font-weight-asian="normal" style:font-size-complex="12pt" style:font-weight-complex="normal"/>
    </style:style>
    <style:style style:name="P7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bf15a" officeooo:paragraph-rsid="001bf15a" style:font-size-asian="10.5pt" style:font-weight-asian="normal" style:font-size-complex="12pt" style:font-weight-complex="normal"/>
    </style:style>
    <style:style style:name="P7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bf15a" officeooo:paragraph-rsid="001da748" style:font-size-asian="10.5pt" style:font-weight-asian="normal" style:font-size-complex="12pt" style:font-weight-complex="normal"/>
    </style:style>
    <style:style style:name="P7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f5bac" officeooo:paragraph-rsid="001f5bac" style:font-size-asian="10.5pt" style:font-weight-asian="normal" style:font-size-complex="12pt" style:font-weight-complex="normal"/>
    </style:style>
    <style:style style:name="P8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f5bac" officeooo:paragraph-rsid="0023babd" style:font-size-asian="10.5pt" style:font-weight-asian="normal" style:font-size-complex="12pt" style:font-weight-complex="normal"/>
    </style:style>
    <style:style style:name="P8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f5bac" officeooo:paragraph-rsid="002546a5" style:font-size-asian="10.5pt" style:font-weight-asian="normal" style:font-size-complex="12pt" style:font-weight-complex="normal"/>
    </style:style>
    <style:style style:name="P8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f5bac" officeooo:paragraph-rsid="00256feb" style:font-size-asian="10.5pt" style:font-weight-asian="normal" style:font-size-complex="12pt" style:font-weight-complex="normal"/>
    </style:style>
    <style:style style:name="P8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f5bac" officeooo:paragraph-rsid="0026c82a" style:font-size-asian="10.5pt" style:font-weight-asian="normal" style:font-size-complex="12pt" style:font-weight-complex="normal"/>
    </style:style>
    <style:style style:name="P8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f5bac" officeooo:paragraph-rsid="00273d93" style:font-size-asian="10.5pt" style:font-weight-asian="normal" style:font-size-complex="12pt" style:font-weight-complex="normal"/>
    </style:style>
    <style:style style:name="P8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30593" officeooo:paragraph-rsid="0020dc0c" style:font-size-asian="10.5pt" style:font-weight-asian="normal" style:font-size-complex="12pt" style:font-weight-complex="normal"/>
    </style:style>
    <style:style style:name="P8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29b7d" officeooo:paragraph-rsid="00229b7d" style:font-size-asian="10.5pt" style:font-weight-asian="normal" style:font-size-complex="12pt" style:font-weight-complex="normal"/>
    </style:style>
    <style:style style:name="P8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3babd" officeooo:paragraph-rsid="0023babd" style:font-size-asian="10.5pt" style:font-weight-asian="normal" style:font-size-complex="12pt" style:font-weight-complex="normal"/>
    </style:style>
    <style:style style:name="P8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3babd" officeooo:paragraph-rsid="002546a5" style:font-size-asian="10.5pt" style:font-weight-asian="normal" style:font-size-complex="12pt" style:font-weight-complex="normal"/>
    </style:style>
    <style:style style:name="P8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3babd" officeooo:paragraph-rsid="00256feb" style:font-size-asian="10.5pt" style:font-weight-asian="normal" style:font-size-complex="12pt" style:font-weight-complex="normal"/>
    </style:style>
    <style:style style:name="P9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3babd" officeooo:paragraph-rsid="0026c82a" style:font-size-asian="10.5pt" style:font-weight-asian="normal" style:font-size-complex="12pt" style:font-weight-complex="normal"/>
    </style:style>
    <style:style style:name="P9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3babd" officeooo:paragraph-rsid="00273d93" style:font-size-asian="10.5pt" style:font-weight-asian="normal" style:font-size-complex="12pt" style:font-weight-complex="normal"/>
    </style:style>
    <style:style style:name="P9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73d93" officeooo:paragraph-rsid="00273d93" style:font-size-asian="10.5pt" style:font-weight-asian="normal" style:font-size-complex="12pt" style:font-weight-complex="normal"/>
    </style:style>
    <style:style style:name="P9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c8332" officeooo:paragraph-rsid="002925f2" style:font-size-asian="10.5pt" style:font-weight-asian="normal" style:font-size-complex="12pt" style:font-weight-complex="normal"/>
    </style:style>
    <style:style style:name="P9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c8332" officeooo:paragraph-rsid="002bc16a" style:font-size-asian="10.5pt" style:font-weight-asian="normal" style:font-size-complex="12pt" style:font-weight-complex="normal"/>
    </style:style>
    <style:style style:name="P9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c8332" officeooo:paragraph-rsid="002c485e" style:font-size-asian="10.5pt" style:font-weight-asian="normal" style:font-size-complex="12pt" style:font-weight-complex="normal"/>
    </style:style>
    <style:style style:name="P9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bc16a" officeooo:paragraph-rsid="002bc16a" style:font-size-asian="10.5pt" style:font-weight-asian="normal" style:font-size-complex="12pt" style:font-weight-complex="normal"/>
    </style:style>
    <style:style style:name="P9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bc16a" officeooo:paragraph-rsid="002c485e" style:font-size-asian="10.5pt" style:font-weight-asian="normal" style:font-size-complex="12pt" style:font-weight-complex="normal"/>
    </style:style>
    <style:style style:name="P9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bc16a" officeooo:paragraph-rsid="002e5f6f" style:font-size-asian="10.5pt" style:font-weight-asian="normal" style:font-size-complex="12pt" style:font-weight-complex="normal"/>
    </style:style>
    <style:style style:name="P9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bc16a" officeooo:paragraph-rsid="002fd6ac" style:font-size-asian="10.5pt" style:font-weight-asian="normal" style:font-size-complex="12pt" style:font-weight-complex="normal"/>
    </style:style>
    <style:style style:name="P10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bc16a" officeooo:paragraph-rsid="003354ba" style:font-size-asian="10.5pt" style:font-weight-asian="normal" style:font-size-complex="12pt" style:font-weight-complex="normal"/>
    </style:style>
    <style:style style:name="P10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bc16a" officeooo:paragraph-rsid="003494ad" style:font-size-asian="10.5pt" style:font-weight-asian="normal" style:font-size-complex="12pt" style:font-weight-complex="normal"/>
    </style:style>
    <style:style style:name="P10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bc16a" officeooo:paragraph-rsid="003601fe" style:font-size-asian="10.5pt" style:font-weight-asian="normal" style:font-size-complex="12pt" style:font-weight-complex="normal"/>
    </style:style>
    <style:style style:name="P10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bc16a" officeooo:paragraph-rsid="003651f8" style:font-size-asian="10.5pt" style:font-weight-asian="normal" style:font-size-complex="12pt" style:font-weight-complex="normal"/>
    </style:style>
    <style:style style:name="P10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bc16a" officeooo:paragraph-rsid="0039fe41" style:font-size-asian="10.5pt" style:font-weight-asian="normal" style:font-size-complex="12pt" style:font-weight-complex="normal"/>
    </style:style>
    <style:style style:name="P10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c485e" officeooo:paragraph-rsid="002c485e" style:font-size-asian="10.5pt" style:font-weight-asian="normal" style:font-size-complex="12pt" style:font-weight-complex="normal"/>
    </style:style>
    <style:style style:name="P10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c485e" officeooo:paragraph-rsid="002e5f6f" style:font-size-asian="10.5pt" style:font-weight-asian="normal" style:font-size-complex="12pt" style:font-weight-complex="normal"/>
    </style:style>
    <style:style style:name="P10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db901" officeooo:paragraph-rsid="002db901" style:font-size-asian="10.5pt" style:font-weight-asian="normal" style:font-size-complex="12pt" style:font-weight-complex="normal"/>
    </style:style>
    <style:style style:name="P10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e5f6f" officeooo:paragraph-rsid="002e5f6f" style:font-size-asian="10.5pt" style:font-weight-asian="normal" style:font-size-complex="12pt" style:font-weight-complex="normal"/>
    </style:style>
    <style:style style:name="P10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e5f6f" officeooo:paragraph-rsid="002fd6ac" style:font-size-asian="10.5pt" style:font-weight-asian="normal" style:font-size-complex="12pt" style:font-weight-complex="normal"/>
    </style:style>
    <style:style style:name="P11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e5f6f" officeooo:paragraph-rsid="003354ba" style:font-size-asian="10.5pt" style:font-weight-asian="normal" style:font-size-complex="12pt" style:font-weight-complex="normal"/>
    </style:style>
    <style:style style:name="P11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e98cb" officeooo:paragraph-rsid="002e98cb" style:font-size-asian="10.5pt" style:font-weight-asian="normal" style:font-size-complex="12pt" style:font-weight-complex="normal"/>
    </style:style>
    <style:style style:name="P11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e98cb" officeooo:paragraph-rsid="002fd6ac" style:font-size-asian="10.5pt" style:font-weight-asian="normal" style:font-size-complex="12pt" style:font-weight-complex="normal"/>
    </style:style>
    <style:style style:name="P11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fd6ac" officeooo:paragraph-rsid="002fd6ac" style:font-size-asian="10.5pt" style:font-weight-asian="normal" style:font-size-complex="12pt" style:font-weight-complex="normal"/>
    </style:style>
    <style:style style:name="P11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56a2" officeooo:paragraph-rsid="003156a2" style:font-size-asian="10.5pt" style:font-weight-asian="normal" style:font-size-complex="12pt" style:font-weight-complex="normal"/>
    </style:style>
    <style:style style:name="P11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56a2" officeooo:paragraph-rsid="0031a227" style:font-size-asian="10.5pt" style:font-weight-asian="normal" style:font-size-complex="12pt" style:font-weight-complex="normal"/>
    </style:style>
    <style:style style:name="P11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56a2" officeooo:paragraph-rsid="003354ba" style:font-size-asian="10.5pt" style:font-weight-asian="normal" style:font-size-complex="12pt" style:font-weight-complex="normal"/>
    </style:style>
    <style:style style:name="P11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56a2" officeooo:paragraph-rsid="003494ad" style:font-size-asian="10.5pt" style:font-weight-asian="normal" style:font-size-complex="12pt" style:font-weight-complex="normal"/>
    </style:style>
    <style:style style:name="P11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56a2" officeooo:paragraph-rsid="003717d7" style:font-size-asian="10.5pt" style:font-weight-asian="normal" style:font-size-complex="12pt" style:font-weight-complex="normal"/>
    </style:style>
    <style:style style:name="P11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56a2" officeooo:paragraph-rsid="0039fe41" style:font-size-asian="10.5pt" style:font-weight-asian="normal" style:font-size-complex="12pt" style:font-weight-complex="normal"/>
    </style:style>
    <style:style style:name="P12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56a2" officeooo:paragraph-rsid="0040c54e" style:font-size-asian="10.5pt" style:font-weight-asian="normal" style:font-size-complex="12pt" style:font-weight-complex="normal"/>
    </style:style>
    <style:style style:name="P12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a227" officeooo:paragraph-rsid="0031a227" style:font-size-asian="10.5pt" style:font-weight-asian="normal" style:font-size-complex="12pt" style:font-weight-complex="normal"/>
    </style:style>
    <style:style style:name="P12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a227" officeooo:paragraph-rsid="003354ba" style:font-size-asian="10.5pt" style:font-weight-asian="normal" style:font-size-complex="12pt" style:font-weight-complex="normal"/>
    </style:style>
    <style:style style:name="P12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a227" officeooo:paragraph-rsid="003717d7" style:font-size-asian="10.5pt" style:font-weight-asian="normal" style:font-size-complex="12pt" style:font-weight-complex="normal"/>
    </style:style>
    <style:style style:name="P12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a227" officeooo:paragraph-rsid="0040c54e" style:font-size-asian="10.5pt" style:font-weight-asian="normal" style:font-size-complex="12pt" style:font-weight-complex="normal"/>
    </style:style>
    <style:style style:name="P12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a227" officeooo:paragraph-rsid="0043efff" style:font-size-asian="10.5pt" style:font-weight-asian="normal" style:font-size-complex="12pt" style:font-weight-complex="normal"/>
    </style:style>
    <style:style style:name="P12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a227" officeooo:paragraph-rsid="00494b44" style:font-size-asian="10.5pt" style:font-weight-asian="normal" style:font-size-complex="12pt" style:font-weight-complex="normal"/>
    </style:style>
    <style:style style:name="P12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a227" officeooo:paragraph-rsid="004c3b43" style:font-size-asian="10.5pt" style:font-weight-asian="normal" style:font-size-complex="12pt" style:font-weight-complex="normal"/>
    </style:style>
    <style:style style:name="P12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a227" officeooo:paragraph-rsid="004d095d" style:font-size-asian="10.5pt" style:font-weight-asian="normal" style:font-size-complex="12pt" style:font-weight-complex="normal"/>
    </style:style>
    <style:style style:name="P12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a227" officeooo:paragraph-rsid="004d946d" style:font-size-asian="10.5pt" style:font-weight-asian="normal" style:font-size-complex="12pt" style:font-weight-complex="normal"/>
    </style:style>
    <style:style style:name="P13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354ba" officeooo:paragraph-rsid="003354ba" style:font-size-asian="10.5pt" style:font-weight-asian="normal" style:font-size-complex="12pt" style:font-weight-complex="normal"/>
    </style:style>
    <style:style style:name="P13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354ba" officeooo:paragraph-rsid="003494ad" style:font-size-asian="10.5pt" style:font-weight-asian="normal" style:font-size-complex="12pt" style:font-weight-complex="normal"/>
    </style:style>
    <style:style style:name="P13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354ba" officeooo:paragraph-rsid="003601fe" style:font-size-asian="10.5pt" style:font-weight-asian="normal" style:font-size-complex="12pt" style:font-weight-complex="normal"/>
    </style:style>
    <style:style style:name="P13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494ad" officeooo:paragraph-rsid="003494ad" style:font-size-asian="10.5pt" style:font-weight-asian="normal" style:font-size-complex="12pt" style:font-weight-complex="normal"/>
    </style:style>
    <style:style style:name="P13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494ad" officeooo:paragraph-rsid="003601fe" style:font-size-asian="10.5pt" style:font-weight-asian="normal" style:font-size-complex="12pt" style:font-weight-complex="normal"/>
    </style:style>
    <style:style style:name="P13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651f8" officeooo:paragraph-rsid="003651f8" style:font-size-asian="10.5pt" style:font-weight-asian="normal" style:font-size-complex="12pt" style:font-weight-complex="normal"/>
    </style:style>
    <style:style style:name="P13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651f8" officeooo:paragraph-rsid="0039fe41" style:font-size-asian="10.5pt" style:font-weight-asian="normal" style:font-size-complex="12pt" style:font-weight-complex="normal"/>
    </style:style>
    <style:style style:name="P13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651f8" officeooo:paragraph-rsid="003b5ef4" style:font-size-asian="10.5pt" style:font-weight-asian="normal" style:font-size-complex="12pt" style:font-weight-complex="normal"/>
    </style:style>
    <style:style style:name="P13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3b5ef4" style:font-size-asian="10.5pt" style:font-weight-asian="normal" style:font-size-complex="12pt" style:font-weight-complex="normal"/>
    </style:style>
    <style:style style:name="P13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39fe41" style:font-size-asian="10.5pt" style:font-weight-asian="normal" style:font-size-complex="12pt" style:font-weight-complex="normal"/>
    </style:style>
    <style:style style:name="P14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3be72d" style:font-size-asian="10.5pt" style:font-weight-asian="normal" style:font-size-complex="12pt" style:font-weight-complex="normal"/>
    </style:style>
    <style:style style:name="P14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3d03ba" style:font-size-asian="10.5pt" style:font-weight-asian="normal" style:font-size-complex="12pt" style:font-weight-complex="normal"/>
    </style:style>
    <style:style style:name="P14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3dd3db" style:font-size-asian="10.5pt" style:font-weight-asian="normal" style:font-size-complex="12pt" style:font-weight-complex="normal"/>
    </style:style>
    <style:style style:name="P14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4056da" style:font-size-asian="10.5pt" style:font-weight-asian="normal" style:font-size-complex="12pt" style:font-weight-complex="normal"/>
    </style:style>
    <style:style style:name="P14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42a3f6" style:font-size-asian="10.5pt" style:font-weight-asian="normal" style:font-size-complex="12pt" style:font-weight-complex="normal"/>
    </style:style>
    <style:style style:name="P14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430875" style:font-size-asian="10.5pt" style:font-weight-asian="normal" style:font-size-complex="12pt" style:font-weight-complex="normal"/>
    </style:style>
    <style:style style:name="P14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472dda" style:font-size-asian="10.5pt" style:font-weight-asian="normal" style:font-size-complex="12pt" style:font-weight-complex="normal"/>
    </style:style>
    <style:style style:name="P14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47cf57" style:font-size-asian="10.5pt" style:font-weight-asian="normal" style:font-size-complex="12pt" style:font-weight-complex="normal"/>
    </style:style>
    <style:style style:name="P14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47d2a9" style:font-size-asian="10.5pt" style:font-weight-asian="normal" style:font-size-complex="12pt" style:font-weight-complex="normal"/>
    </style:style>
    <style:style style:name="P14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494b44" style:font-size-asian="10.5pt" style:font-weight-asian="normal" style:font-size-complex="12pt" style:font-weight-complex="normal"/>
    </style:style>
    <style:style style:name="P15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4af05b" style:font-size-asian="10.5pt" style:font-weight-asian="normal" style:font-size-complex="12pt" style:font-weight-complex="normal"/>
    </style:style>
    <style:style style:name="P15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4c3b43" style:font-size-asian="10.5pt" style:font-weight-asian="normal" style:font-size-complex="12pt" style:font-weight-complex="normal"/>
    </style:style>
    <style:style style:name="P15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4d095d" style:font-size-asian="10.5pt" style:font-weight-asian="normal" style:font-size-complex="12pt" style:font-weight-complex="normal"/>
    </style:style>
    <style:style style:name="P15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4d946d" style:font-size-asian="10.5pt" style:font-weight-asian="normal" style:font-size-complex="12pt" style:font-weight-complex="normal"/>
    </style:style>
    <style:style style:name="P15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4f1ff9" style:font-size-asian="10.5pt" style:font-weight-asian="normal" style:font-size-complex="12pt" style:font-weight-complex="normal"/>
    </style:style>
    <style:style style:name="P15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5018ba" style:font-size-asian="10.5pt" style:font-weight-asian="normal" style:font-size-complex="12pt" style:font-weight-complex="normal"/>
    </style:style>
    <style:style style:name="P15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d03ba" officeooo:paragraph-rsid="003d03ba" style:font-size-asian="10.5pt" style:font-weight-asian="normal" style:font-size-complex="12pt" style:font-weight-complex="normal"/>
    </style:style>
    <style:style style:name="P15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d03ba" officeooo:paragraph-rsid="003dd3db" style:font-size-asian="10.5pt" style:font-weight-asian="normal" style:font-size-complex="12pt" style:font-weight-complex="normal"/>
    </style:style>
    <style:style style:name="P15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d03ba" officeooo:paragraph-rsid="003f1efb" style:font-size-asian="10.5pt" style:font-weight-asian="normal" style:font-size-complex="12pt" style:font-weight-complex="normal"/>
    </style:style>
    <style:style style:name="P15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d03ba" officeooo:paragraph-rsid="004056da" style:font-size-asian="10.5pt" style:font-weight-asian="normal" style:font-size-complex="12pt" style:font-weight-complex="normal"/>
    </style:style>
    <style:style style:name="P16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d03ba" officeooo:paragraph-rsid="0042a3f6" style:font-size-asian="10.5pt" style:font-weight-asian="normal" style:font-size-complex="12pt" style:font-weight-complex="normal"/>
    </style:style>
    <style:style style:name="P16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d03ba" officeooo:paragraph-rsid="00430875" style:font-size-asian="10.5pt" style:font-weight-asian="normal" style:font-size-complex="12pt" style:font-weight-complex="normal"/>
    </style:style>
    <style:style style:name="P16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f1efb" officeooo:paragraph-rsid="003f1efb" style:font-size-asian="10.5pt" style:font-weight-asian="normal" style:font-size-complex="12pt" style:font-weight-complex="normal"/>
    </style:style>
    <style:style style:name="P16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f1efb" officeooo:paragraph-rsid="004056da" style:font-size-asian="10.5pt" style:font-weight-asian="normal" style:font-size-complex="12pt" style:font-weight-complex="normal"/>
    </style:style>
    <style:style style:name="P16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f1efb" officeooo:paragraph-rsid="00430875" style:font-size-asian="10.5pt" style:font-weight-asian="normal" style:font-size-complex="12pt" style:font-weight-complex="normal"/>
    </style:style>
    <style:style style:name="P16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056da" officeooo:paragraph-rsid="004056da" style:font-size-asian="10.5pt" style:font-weight-asian="normal" style:font-size-complex="12pt" style:font-weight-complex="normal"/>
    </style:style>
    <style:style style:name="P16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056da" officeooo:paragraph-rsid="0042a3f6" style:font-size-asian="10.5pt" style:font-weight-asian="normal" style:font-size-complex="12pt" style:font-weight-complex="normal"/>
    </style:style>
    <style:style style:name="P16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056da" officeooo:paragraph-rsid="00472dda" style:font-size-asian="10.5pt" style:font-weight-asian="normal" style:font-size-complex="12pt" style:font-weight-complex="normal"/>
    </style:style>
    <style:style style:name="P16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056da" officeooo:paragraph-rsid="0047cf57" style:font-size-asian="10.5pt" style:font-weight-asian="normal" style:font-size-complex="12pt" style:font-weight-complex="normal"/>
    </style:style>
    <style:style style:name="P16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056da" officeooo:paragraph-rsid="0047d2a9" style:font-size-asian="10.5pt" style:font-weight-asian="normal" style:font-size-complex="12pt" style:font-weight-complex="normal"/>
    </style:style>
    <style:style style:name="P17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30875" officeooo:paragraph-rsid="00430875" style:font-size-asian="10.5pt" style:font-weight-asian="normal" style:font-size-complex="12pt" style:font-weight-complex="normal"/>
    </style:style>
    <style:style style:name="P17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38198" officeooo:paragraph-rsid="0045c98f" style:font-size-asian="10.5pt" style:font-weight-asian="normal" style:font-size-complex="12pt" style:font-weight-complex="normal"/>
    </style:style>
    <style:style style:name="P17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38198" officeooo:paragraph-rsid="0047d2a9" style:font-size-asian="10.5pt" style:font-weight-asian="normal" style:font-size-complex="12pt" style:font-weight-complex="normal"/>
    </style:style>
    <style:style style:name="P17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72dda" officeooo:paragraph-rsid="00472dda" style:font-size-asian="10.5pt" style:font-weight-asian="normal" style:font-size-complex="12pt" style:font-weight-complex="normal"/>
    </style:style>
    <style:style style:name="P17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72dda" officeooo:paragraph-rsid="0047cf57" style:font-size-asian="10.5pt" style:font-weight-asian="normal" style:font-size-complex="12pt" style:font-weight-complex="normal"/>
    </style:style>
    <style:style style:name="P17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72dda" officeooo:paragraph-rsid="0047d2a9" style:font-size-asian="10.5pt" style:font-weight-asian="normal" style:font-size-complex="12pt" style:font-weight-complex="normal"/>
    </style:style>
    <style:style style:name="P17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7cf57" officeooo:paragraph-rsid="0047cf57" style:font-size-asian="10.5pt" style:font-weight-asian="normal" style:font-size-complex="12pt" style:font-weight-complex="normal"/>
    </style:style>
    <style:style style:name="P17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7d2a9" officeooo:paragraph-rsid="0047d2a9" style:font-size-asian="10.5pt" style:font-weight-asian="normal" style:font-size-complex="12pt" style:font-weight-complex="normal"/>
    </style:style>
    <style:style style:name="P17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7d2a9" officeooo:paragraph-rsid="00494b44" style:font-size-asian="10.5pt" style:font-weight-asian="normal" style:font-size-complex="12pt" style:font-weight-complex="normal"/>
    </style:style>
    <style:style style:name="P17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7d2a9" officeooo:paragraph-rsid="004af05b" style:font-size-asian="10.5pt" style:font-weight-asian="normal" style:font-size-complex="12pt" style:font-weight-complex="normal"/>
    </style:style>
    <style:style style:name="P18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982d9" officeooo:paragraph-rsid="004982d9" style:font-size-asian="10.5pt" style:font-weight-asian="normal" style:font-size-complex="12pt" style:font-weight-complex="normal"/>
    </style:style>
    <style:style style:name="P18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d946d" officeooo:paragraph-rsid="004d946d" style:font-size-asian="10.5pt" style:font-weight-asian="normal" style:font-size-complex="12pt" style:font-weight-complex="normal"/>
    </style:style>
    <style:style style:name="P18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d946d" officeooo:paragraph-rsid="004f1ff9" style:font-size-asian="10.5pt" style:font-weight-asian="normal" style:font-size-complex="12pt" style:font-weight-complex="normal"/>
    </style:style>
    <style:style style:name="P18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d946d" officeooo:paragraph-rsid="005018ba" style:font-size-asian="10.5pt" style:font-weight-asian="normal" style:font-size-complex="12pt" style:font-weight-complex="normal"/>
    </style:style>
    <style:style style:name="P184" style:family="paragraph" style:parent-style-name="Standard">
      <style:paragraph-properties fo:text-align="start" style:justify-single-word="false"/>
      <style:text-properties style:font-name="Liberation Serif" fo:font-size="12pt" fo:font-weight="bold" officeooo:rsid="001bf15a" officeooo:paragraph-rsid="001bf15a" style:font-size-asian="10.5pt" style:font-weight-asian="bold" style:font-size-complex="12pt" style:font-weight-complex="bold"/>
    </style:style>
    <style:style style:name="P185" style:family="paragraph" style:parent-style-name="Standard">
      <style:paragraph-properties fo:text-align="start" style:justify-single-word="false"/>
      <style:text-properties style:font-name="Liberation Serif" fo:font-size="12pt" fo:font-weight="bold" officeooo:rsid="00229b7d" officeooo:paragraph-rsid="00229b7d" style:font-size-asian="10.5pt" style:font-weight-asian="bold" style:font-size-complex="12pt" style:font-weight-complex="bold"/>
    </style:style>
    <style:style style:name="P186" style:family="paragraph" style:parent-style-name="Standard">
      <style:paragraph-properties fo:text-align="start" style:justify-single-word="false"/>
      <style:text-properties style:font-name="Liberation Serif" fo:font-size="12pt" fo:font-weight="bold" officeooo:rsid="00229b7d" officeooo:paragraph-rsid="0023babd" style:font-size-asian="10.5pt" style:font-weight-asian="bold" style:font-size-complex="12pt" style:font-weight-complex="bold"/>
    </style:style>
    <style:style style:name="P187" style:family="paragraph" style:parent-style-name="Standard">
      <style:paragraph-properties fo:text-align="start" style:justify-single-word="false"/>
      <style:text-properties style:font-name="Liberation Serif" fo:font-size="12pt" fo:font-weight="bold" officeooo:rsid="00229b7d" officeooo:paragraph-rsid="002546a5" style:font-size-asian="10.5pt" style:font-weight-asian="bold" style:font-size-complex="12pt" style:font-weight-complex="bold"/>
    </style:style>
    <style:style style:name="P188" style:family="paragraph" style:parent-style-name="Standard">
      <style:paragraph-properties fo:text-align="start" style:justify-single-word="false"/>
      <style:text-properties style:font-name="Liberation Serif" fo:font-size="12pt" fo:font-weight="bold" officeooo:rsid="00229b7d" officeooo:paragraph-rsid="0026c82a" style:font-size-asian="10.5pt" style:font-weight-asian="bold" style:font-size-complex="12pt" style:font-weight-complex="bold"/>
    </style:style>
    <style:style style:name="P189" style:family="paragraph" style:parent-style-name="Standard">
      <style:paragraph-properties fo:text-align="start" style:justify-single-word="false"/>
      <style:text-properties style:font-name="Liberation Serif" fo:font-size="12pt" fo:font-weight="bold" officeooo:rsid="00229b7d" officeooo:paragraph-rsid="00273d93" style:font-size-asian="10.5pt" style:font-weight-asian="bold" style:font-size-complex="12pt" style:font-weight-complex="bold"/>
    </style:style>
    <style:style style:name="P190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2fd6ac" style:font-size-asian="10.5pt" style:font-weight-asian="bold" style:font-size-complex="12pt" style:font-weight-complex="bold"/>
    </style:style>
    <style:style style:name="P191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4af05b" style:font-size-asian="10.5pt" style:font-weight-asian="bold" style:font-size-complex="12pt" style:font-weight-complex="bold"/>
    </style:style>
    <style:style style:name="P192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4c3b43" style:font-size-asian="10.5pt" style:font-weight-asian="bold" style:font-size-complex="12pt" style:font-weight-complex="bold"/>
    </style:style>
    <style:style style:name="P193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4d095d" style:font-size-asian="10.5pt" style:font-weight-asian="bold" style:font-size-complex="12pt" style:font-weight-complex="bold"/>
    </style:style>
    <style:style style:name="P194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4d946d" style:font-size-asian="10.5pt" style:font-weight-asian="bold" style:font-size-complex="12pt" style:font-weight-complex="bold"/>
    </style:style>
    <style:style style:name="P195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4f1ff9" style:font-size-asian="10.5pt" style:font-weight-asian="bold" style:font-size-complex="12pt" style:font-weight-complex="bold"/>
    </style:style>
    <style:style style:name="P196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5018ba" style:font-size-asian="10.5pt" style:font-weight-asian="bold" style:font-size-complex="12pt" style:font-weight-complex="bold"/>
    </style:style>
    <style:style style:name="P197" style:family="paragraph" style:parent-style-name="Standard">
      <style:paragraph-properties fo:text-align="start" style:justify-single-word="false"/>
      <style:text-properties style:font-name="Liberation Serif" fo:font-size="12pt" fo:font-weight="bold" officeooo:rsid="002fd6ac" officeooo:paragraph-rsid="002fd6ac" style:font-size-asian="10.5pt" style:font-weight-asian="bold" style:font-size-complex="12pt" style:font-weight-complex="bold"/>
    </style:style>
    <style:style style:name="P198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199e1c" style:font-size-asian="10.5pt" style:font-weight-asian="bold" style:font-size-complex="12pt" style:font-weight-complex="bold"/>
    </style:style>
    <style:style style:name="P199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2fd6ac" style:font-size-asian="10.5pt" style:font-weight-asian="bold" style:font-size-complex="12pt" style:font-weight-complex="bold"/>
    </style:style>
    <style:style style:name="P200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3b5ef4" style:font-size-asian="10.5pt" style:font-weight-asian="bold" style:font-size-complex="12pt" style:font-weight-complex="bold"/>
    </style:style>
    <style:style style:name="P201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42a3f6" style:font-size-asian="10.5pt" style:font-weight-asian="bold" style:font-size-complex="12pt" style:font-weight-complex="bold"/>
    </style:style>
    <style:style style:name="P202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494b44" style:font-size-asian="10.5pt" style:font-weight-asian="bold" style:font-size-complex="12pt" style:font-weight-complex="bold"/>
    </style:style>
    <style:style style:name="P203" style:family="paragraph" style:parent-style-name="Standard">
      <style:paragraph-properties fo:text-align="start" style:justify-single-word="false" fo:break-before="page"/>
      <style:text-properties style:font-name="Liberation Serif" fo:font-size="12pt" fo:font-weight="bold" officeooo:rsid="00229b7d" officeooo:paragraph-rsid="00256feb" style:font-size-asian="10.5pt" style:font-weight-asian="bold" style:font-size-complex="12pt" style:font-weight-complex="bold"/>
    </style:style>
    <style:style style:name="P20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018ba" officeooo:paragraph-rsid="00501f0b" style:font-size-asian="10.5pt" style:font-weight-asian="normal" style:font-size-complex="12pt" style:font-weight-complex="normal"/>
    </style:style>
    <style:style style:name="P20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d946d" officeooo:paragraph-rsid="00501f0b" style:font-size-asian="10.5pt" style:font-weight-asian="normal" style:font-size-complex="12pt" style:font-weight-complex="normal"/>
    </style:style>
    <style:style style:name="P20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01f0b" officeooo:paragraph-rsid="00501f0b" style:font-size-asian="10.5pt" style:font-weight-asian="normal" style:font-size-complex="12pt" style:font-weight-complex="normal"/>
    </style:style>
    <style:style style:name="P207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501f0b" style:font-size-asian="10.5pt" style:font-weight-asian="bold" style:font-size-complex="12pt" style:font-weight-complex="bold"/>
    </style:style>
    <style:style style:name="T1" style:family="text">
      <style:text-properties officeooo:rsid="00063975"/>
    </style:style>
    <style:style style:name="T2" style:family="text">
      <style:text-properties officeooo:rsid="0007c9cd"/>
    </style:style>
    <style:style style:name="T3" style:family="text">
      <style:text-properties officeooo:rsid="00085e43"/>
    </style:style>
    <style:style style:name="T4" style:family="text">
      <style:text-properties officeooo:rsid="000f95b5"/>
    </style:style>
    <style:style style:name="T5" style:family="text">
      <style:text-properties officeooo:rsid="00134a11"/>
    </style:style>
    <style:style style:name="T6" style:family="text">
      <style:text-properties officeooo:rsid="0018286a"/>
    </style:style>
    <style:style style:name="T7" style:family="text">
      <style:text-properties officeooo:rsid="0018a7af"/>
    </style:style>
    <style:style style:name="T8" style:family="text">
      <style:text-properties officeooo:rsid="00199e1c"/>
    </style:style>
    <style:style style:name="T9" style:family="text">
      <style:text-properties officeooo:rsid="001a7cb3"/>
    </style:style>
    <style:style style:name="T10" style:family="text">
      <style:text-properties fo:font-weight="normal" officeooo:rsid="001a7cb3" style:font-size-asian="10.5pt" style:font-weight-asian="normal" style:font-size-complex="12pt" style:font-weight-complex="normal"/>
    </style:style>
    <style:style style:name="T11" style:family="text">
      <style:text-properties style:font-name="Liberation Serif" fo:font-weight="normal" officeooo:rsid="001600b8" style:font-size-asian="10.5pt" style:font-weight-asian="normal" style:font-size-complex="12pt" style:font-weight-complex="normal"/>
    </style:style>
    <style:style style:name="T12" style:family="text">
      <style:text-properties style:font-name="Liberation Serif" fo:font-weight="normal" officeooo:rsid="001a7cb3" style:font-size-asian="10.5pt" style:font-weight-asian="normal" style:font-size-complex="12pt" style:font-weight-complex="normal"/>
    </style:style>
    <style:style style:name="T13" style:family="text">
      <style:text-properties officeooo:rsid="001da748"/>
    </style:style>
    <style:style style:name="T14" style:family="text">
      <style:text-properties officeooo:rsid="001c6e89"/>
    </style:style>
    <style:style style:name="T15" style:family="text">
      <style:text-properties officeooo:rsid="001a3524"/>
    </style:style>
    <style:style style:name="T16" style:family="text">
      <style:text-properties officeooo:rsid="00106a4c"/>
    </style:style>
    <style:style style:name="T17" style:family="text">
      <style:text-properties officeooo:rsid="0023babd"/>
    </style:style>
    <style:style style:name="T18" style:family="text">
      <style:text-properties officeooo:rsid="002546a5"/>
    </style:style>
    <style:style style:name="T19" style:family="text">
      <style:text-properties officeooo:rsid="00256feb"/>
    </style:style>
    <style:style style:name="T20" style:family="text">
      <style:text-properties officeooo:rsid="0026c82a"/>
    </style:style>
    <style:style style:name="T21" style:family="text">
      <style:text-properties officeooo:rsid="00117923"/>
    </style:style>
    <style:style style:name="T22" style:family="text">
      <style:text-properties officeooo:rsid="0018d0a2"/>
    </style:style>
    <style:style style:name="T23" style:family="text">
      <style:text-properties officeooo:rsid="000d2382"/>
    </style:style>
    <style:style style:name="T24" style:family="text">
      <style:text-properties officeooo:rsid="002a253b"/>
    </style:style>
    <style:style style:name="T25" style:family="text">
      <style:text-properties officeooo:rsid="001f5bac"/>
    </style:style>
    <style:style style:name="T26" style:family="text">
      <style:text-properties officeooo:rsid="002c485e"/>
    </style:style>
    <style:style style:name="T27" style:family="text">
      <style:text-properties officeooo:rsid="002e5f6f"/>
    </style:style>
    <style:style style:name="T28" style:family="text">
      <style:text-properties officeooo:rsid="003354ba"/>
    </style:style>
    <style:style style:name="T29" style:family="text">
      <style:text-properties officeooo:rsid="003494ad"/>
    </style:style>
    <style:style style:name="T30" style:family="text">
      <style:text-properties officeooo:rsid="003601fe"/>
    </style:style>
    <style:style style:name="T31" style:family="text">
      <style:text-properties officeooo:rsid="003651f8"/>
    </style:style>
    <style:style style:name="T32" style:family="text">
      <style:text-properties officeooo:rsid="003717d7"/>
    </style:style>
    <style:style style:name="T33" style:family="text">
      <style:text-properties officeooo:rsid="0039fe41"/>
    </style:style>
    <style:style style:name="T34" style:family="text">
      <style:text-properties officeooo:rsid="003a4302"/>
    </style:style>
    <style:style style:name="T35" style:family="text">
      <style:text-properties officeooo:rsid="003b5ef4"/>
    </style:style>
    <style:style style:name="T36" style:family="text">
      <style:text-properties officeooo:rsid="003be72d"/>
    </style:style>
    <style:style style:name="T37" style:family="text">
      <style:text-properties officeooo:rsid="003d03ba"/>
    </style:style>
    <style:style style:name="T38" style:family="text">
      <style:text-properties officeooo:rsid="004056da"/>
    </style:style>
    <style:style style:name="T39" style:family="text">
      <style:text-properties officeooo:rsid="0040c54e"/>
    </style:style>
    <style:style style:name="T40" style:family="text">
      <style:text-properties officeooo:rsid="0042a3f6"/>
    </style:style>
    <style:style style:name="T41" style:family="text">
      <style:text-properties officeooo:rsid="0043efff"/>
    </style:style>
    <style:style style:name="T42" style:family="text">
      <style:text-properties officeooo:rsid="00472dda"/>
    </style:style>
    <style:style style:name="T43" style:family="text">
      <style:text-properties officeooo:rsid="0047cf57"/>
    </style:style>
    <style:style style:name="T44" style:family="text">
      <style:text-properties officeooo:rsid="0047d2a9"/>
    </style:style>
    <style:style style:name="T45" style:family="text">
      <style:text-properties officeooo:rsid="00494b44"/>
    </style:style>
    <style:style style:name="T46" style:family="text">
      <style:text-properties officeooo:rsid="004af05b"/>
    </style:style>
    <style:style style:name="T47" style:family="text">
      <style:text-properties officeooo:rsid="004c3b43"/>
    </style:style>
    <style:style style:name="T48" style:family="text">
      <style:text-properties officeooo:rsid="004d095d"/>
    </style:style>
    <style:style style:name="T49" style:family="text">
      <style:text-properties officeooo:rsid="004d946d"/>
    </style:style>
    <style:style style:name="T50" style:family="text">
      <style:text-properties officeooo:rsid="004f1ff9"/>
    </style:style>
    <style:style style:name="T51" style:family="text">
      <style:text-properties officeooo:rsid="005018ba"/>
    </style:style>
    <style:style style:name="T52" style:family="text">
      <style:text-properties officeooo:rsid="00501f0b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ari <text:span text:style-name="T1">fred</text:span> GS</text:p>
      <text:p text:style-name="P37"/>
      <text:p text:style-name="P37"/>
      <text:p text:style-name="P37">Dilluns<text:tab/>25/09/23</text:p>
      <text:p text:style-name="P6">Comentat </text:p>
      <text:p text:style-name="P6">- Document presentació</text:p>
      <text:p text:style-name="P3">- <text:span text:style-name="T2">Lloc web</text:span></text:p>
      <text:p text:style-name="P4">- <text:span text:style-name="T2">Començat amb apunts, apartat 1.1</text:span></text:p>
      <text:p text:style-name="P4">- <text:span text:style-name="T3">Evaporació, condensació, diagrama de fases.</text:span></text:p>
      <text:p text:style-name="P4"/>
      <text:p text:style-name="P5">Pregunta, perqué en la taula de pàg. 4, l'equip MFZ-K25VA, té potència de fred de 2,5 kW i de calor de 3,4 kW? </text:p>
      <text:p text:style-name="P5">Resposta, observar presions d'aspiració i descarrega amb condicions fred (tc = 50 ºC, te = 5 ºC) i calor (tc = 80 ºC, te = -10 ºC)</text:p>
      <text:p text:style-name="P3"/>
      <text:p text:style-name="P5">Pregunta, perquè s'utilitzaen manómetres per determinar les temperatures de condensació i evaporació i no termòmetres?</text:p>
      <text:p text:style-name="P5">Resposta, la presió és constant en qualsevol punt de BP i AP, la temperatura varia en funció del punt de mesurament. Les canonades estan aïllades. </text:p>
      <text:p text:style-name="P2"/>
      <text:p text:style-name="P2"/>
      <text:p text:style-name="P37">Dimarts<text:tab/>26/09/23</text:p>
      <text:p text:style-name="P7">Activat Classroom</text:p>
      <text:p text:style-name="P8">Comentat TA01</text:p>
      <text:p text:style-name="P11"><text:a xlink:type="simple" xlink:href="https://paulinoposada.github.io/web_fred/apunts/unitat_1/fred_apunts_ud_1_1_gs.pdf">Unitat 1.1</text:a></text:p>
      <text:p text:style-name="P8">Comentat</text:p>
      <text:p text:style-name="P8">Apartat 1.3.1 Compressor</text:p>
      <text:p text:style-name="P8">Apartat 1.3.2 Condensador</text:p>
      <text:p text:style-name="P8">Apartat 1.3.3 Expansió del refrigerant</text:p>
      <text:p text:style-name="P38"/>
      <text:p text:style-name="P37"/>
      <text:p text:style-name="P37">Dimecres<text:tab/>27/09/23</text:p>
      <text:p text:style-name="P11"><text:a xlink:type="simple" xlink:href="https://paulinoposada.github.io/web_fred/apunts/unitat_1/fred_apunts_ud_1_1_gs.pdf">Unitat 1.1</text:a></text:p>
      <text:p text:style-name="P9">Comentat</text:p>
      <text:p text:style-name="P9">1.3.4 Evaporador</text:p>
      <text:p text:style-name="P9">1.3.5 Refrigerant</text:p>
      <text:p text:style-name="P9">1.3.6 Circuit d'un equip reversible</text:p>
      <text:p text:style-name="P9">1.3.7 Característiques específiques de la instal·lació de a/a.</text:p>
      <text:p text:style-name="P9">1.3.8 Eines específiques</text:p>
      <text:p text:style-name="P9">1.4 Exercicis</text:p>
      <text:p text:style-name="P9">Falta terminar l'exercici 1.4-6</text:p>
      <text:p text:style-name="P9"/>
      <text:p text:style-name="P37"/>
      <text:p text:style-name="P37">Dijous<text:tab/><text:tab/>28/09/23</text:p>
      <text:p text:style-name="P11"><text:a xlink:type="simple" xlink:href="https://paulinoposada.github.io/web_fred/apunts/unitat_1/fred_apunts_ud_1_1_gs.pdf">Unitat 1.1</text:a></text:p>
      <text:p text:style-name="P10">Comentat exercicis </text:p>
      <text:p text:style-name="P10">1.4-6 a 10</text:p>
      <text:p text:style-name="P37"/>
      <text:p text:style-name="P37">Divendres<text:tab/> 29/09/23</text:p>
      <text:p text:style-name="P12"><text:a xlink:type="simple" xlink:href="https://paulinoposada.github.io/web_fred/apunts/unitat_1/fred_apunts_ud_1_1_gs.pdf">Unitat 1.1</text:a></text:p>
      <text:p text:style-name="P13">Comentem 1.5 Soldadura tova i forta</text:p>
      <text:p text:style-name="P13"/>
      <text:p text:style-name="P39"><text:soft-page-break/>Dilluns<text:tab/><text:span text:style-name="T4">02</text:span>/<text:span text:style-name="T4">10</text:span>/23</text:p>
      <text:p text:style-name="P14"><text:a xlink:type="simple" xlink:href="https://paulinoposada.github.io/web_fred/apunts/unitat_1/fred_apunts_ud_1_2_gs.pdf">Unitat 1.2</text:a></text:p>
      <text:p text:style-name="P14">1.1.1 Escala Celsius</text:p>
      <text:p text:style-name="P14">1.1.2 Escala Farenheit</text:p>
      <text:p text:style-name="P14">1.1.3 Escala Absoluta</text:p>
      <text:p text:style-name="P14">1.2 Presión</text:p>
      <text:p text:style-name="P14">1.2.1 Presión absoluta, manométrtica y presión de vacío</text:p>
      <text:p text:style-name="P14">1.3 Ejercicios temperatura y presión</text:p>
      <text:p text:style-name="P14">1.4 Energía y potencia</text:p>
      <text:p text:style-name="P14">1.4.1 Trabajo y calor</text:p>
      <text:p text:style-name="P14">1.4.2 Potencia</text:p>
      <text:p text:style-name="P14">1.4.2.1 Potencia térmica</text:p>
      <text:p text:style-name="P14">1.4.3 Rendimiento</text:p>
      <text:p text:style-name="P14">1.5 Ejercicios energía y potencia</text:p>
      <text:p text:style-name="P14"/>
      <text:p text:style-name="P14"/>
      <text:p text:style-name="P40">Di<text:span text:style-name="T5">marts</text:span><text:tab/><text:span text:style-name="T4">03</text:span>/<text:span text:style-name="T4">10</text:span>/23</text:p>
      <text:p text:style-name="P15"><text:a xlink:type="simple" xlink:href="https://paulinoposada.github.io/web_fred/apunts/unitat_1/fred_apunts_ud_1_2_gs.pdf">Unitat 1.2</text:a></text:p>
      <text:p text:style-name="P23">Comentem els exercicis 1.5 Energia i potència</text:p>
      <text:p text:style-name="P22">Experiment: escalfem aigua mesurant la temperatura. Observem que quan comença a bullir, mante una temperatura constant de 100 ºC.</text:p>
      <text:p text:style-name="P15"/>
      <text:p text:style-name="P41"/>
      <text:p text:style-name="P41">Di<text:span text:style-name="T5">mecres</text:span><text:tab/><text:span text:style-name="T4">04</text:span>/<text:span text:style-name="T4">10</text:span>/23</text:p>
      <text:p text:style-name="P16"><text:a xlink:type="simple" xlink:href="https://paulinoposada.github.io/web_fred/apunts/unitat_1/fred_apunts_ud_1_2_gs.pdf">Unitat 1.2</text:a></text:p>
      <text:p text:style-name="P24">Comentem apartats</text:p>
      <text:p text:style-name="P24">1.6.1 Calor específic</text:p>
      <text:p text:style-name="P24">1.6.2 Canvi d'estat. Calor sensible i latent</text:p>
      <text:p text:style-name="P24">1.6.3 Transmissió del calor</text:p>
      <text:p text:style-name="P24">Treball autònom, resoldre l'exemple de transmissió del calor a traves de la paret d'una cambra frigorífica.</text:p>
      <text:p text:style-name="P24"/>
      <text:p text:style-name="P35">Baixem al taller i comentem els components del simulador de fred.</text:p>
      <text:p text:style-name="P46"/>
      <text:p text:style-name="P46"/>
      <text:p text:style-name="P46">Di<text:span text:style-name="T6">jous</text:span><text:tab/><text:tab/><text:span text:style-name="T4">05</text:span>/<text:span text:style-name="T4">10</text:span>/23</text:p>
      <text:p text:style-name="P17"><text:a xlink:type="simple" xlink:href="https://paulinoposada.github.io/web_fred/apunts/unitat_1/fred_apunts_ud_1_2_gs.pdf">Unitat 1.2</text:a></text:p>
      <text:p text:style-name="P25">Comentem apartats</text:p>
      <text:p text:style-name="P29">Exemple transmissió de calor a cambra frigorífica de l'apartat 1.6.4.</text:p>
      <text:p text:style-name="P25"/>
      <text:p text:style-name="P42"/>
      <text:p text:style-name="P42">Di<text:span text:style-name="T7">vendres</text:span><text:tab/><text:span text:style-name="T4">06</text:span>/<text:span text:style-name="T4">10</text:span>/23</text:p>
      <text:p text:style-name="P18"><text:a xlink:type="simple" xlink:href="https://paulinoposada.github.io/web_fred/apunts/unitat_1/fred_apunts_ud_1_2_gs.pdf">Unitat 1.2</text:a></text:p>
      <text:p text:style-name="P26">Comentem apartat</text:p>
      <text:p text:style-name="P31">1.7.1 Exercicis calor</text:p>
      <text:p text:style-name="P31">Comentem exercicis 1.7.1 <text:s/>a 1.7.6</text:p>
      <text:p text:style-name="P30"/>
      <text:p text:style-name="P43"/>
      <text:p text:style-name="P43"/>
      <text:p text:style-name="P198">Di<text:span text:style-name="T8">lluns</text:span><text:tab/><text:span text:style-name="T4">09</text:span>/<text:span text:style-name="T4">10</text:span>/23</text:p>
      <text:p text:style-name="P19"><text:a xlink:type="simple" xlink:href="https://paulinoposada.github.io/web_fred/apunts/unitat_1/fred_apunts_ud_1_2_gs.pdf">Unitat 1.2</text:a></text:p>
      <text:p text:style-name="P27">Comentem apartat</text:p>
      <text:p text:style-name="P32">1.7.1 Exercicis calor</text:p>
      <text:p text:style-name="P33">Comentem exercici 1.7.7</text:p>
      <text:p text:style-name="P32"/>
      <text:p text:style-name="P44"/>
      <text:p text:style-name="P44">Di<text:span text:style-name="T9">marts</text:span><text:tab/><text:span text:style-name="T9">10</text:span>/<text:span text:style-name="T4">10</text:span>/23</text:p>
      <text:p text:style-name="P20"><text:a xlink:type="simple" xlink:href="https://paulinoposada.github.io/web_fred/apunts/unitat_1/fred_apunts_ud_1_2_gs.pdf">Unitat 1.2</text:a></text:p>
      <text:p text:style-name="P28">Comentem apartat<text:span text:style-name="T9">s</text:span></text:p>
      <text:p text:style-name="P74"><text:span text:style-name="T10">1.8.1 </text:span><text:span text:style-name="T11">Compresión de un gas a temperatura constante (Ley de Boyle)</text:span></text:p>
      <text:p text:style-name="P74"><text:span text:style-name="T10">1.8.2 </text:span><text:span text:style-name="T11">Expansión de un gas a presión constante (Ley de Gay-Lussac)</text:span></text:p>
      <text:p text:style-name="P74"><text:span text:style-name="T11">1.</text:span><text:span text:style-name="T12">8.3 </text:span><text:span text:style-name="T11">Mezcla de gases (Ley de Dalton)</text:span></text:p>
      <text:p text:style-name="P76">Comentem exercicis 1.9-1 a 3.</text:p>
      <text:p text:style-name="P75"/>
      <text:p text:style-name="P77"/>
      <text:p text:style-name="P184">Dimecres <text:tab/>11/10/23</text:p>
      <text:p text:style-name="P21"><text:a xlink:type="simple" xlink:href="https://paulinoposada.github.io/web_fred/apunts/unitat_1/fred_apunts_ud_1_2_gs.pdf">Unitat 1.2</text:a></text:p>
      <text:p text:style-name="P77">Comentem, exercicis 1.9-4 i 5</text:p>
      <text:p text:style-name="P77">Comentem apartat 1.10 Caudal y velocidad</text:p>
      <text:p text:style-name="P78">Comentem apartat 1.10.<text:span text:style-name="T13">1</text:span> C<text:span text:style-name="T13">onservación del caudal volumétrico</text:span></text:p>
      <text:p text:style-name="P77"/>
      <text:p text:style-name="P184"/>
      <text:p text:style-name="P184">Dilluns <text:tab/>16/10/23</text:p>
      <text:p text:style-name="P79"><text:a xlink:type="simple" xlink:href="https://paulinoposada.github.io/web_fred/apunts/unitat_1/fred_apunts_ud_1_3_gs.pdf">Unitat 1.3</text:a></text:p>
      <text:p text:style-name="P79">Comentem apartats:</text:p>
      <text:p text:style-name="P79">1.1 Ciclo frigorífico</text:p>
      <text:p text:style-name="P79">1.1.1 Coeficiente de funcionamiento COP y EER</text:p>
      <text:p text:style-name="P79">1.1.2 Componentes de la instalación frigorífica</text:p>
      <text:p text:style-name="P79"/>
      <text:p text:style-name="P45"/>
      <text:p text:style-name="P45">D<text:span text:style-name="T14">imarts</text:span><text:tab/><text:span text:style-name="T15">17</text:span>/<text:span text:style-name="T16">10</text:span>/23</text:p>
      <text:p text:style-name="P34">Vaga estudiants.</text:p>
      <text:p text:style-name="P85"/>
      <text:p text:style-name="P185">Dimecres <text:tab/>18/10/23</text:p>
      <text:p text:style-name="P86">Examen i solució d'examen.</text:p>
      <text:p text:style-name="P86"/>
      <text:p text:style-name="P86"/>
      <text:p text:style-name="P186">Di<text:span text:style-name="T17">jous</text:span> <text:tab/>1<text:span text:style-name="T17">9</text:span>/10/23</text:p>
      <text:p text:style-name="P80"><text:a xlink:type="simple" xlink:href="https://paulinoposada.github.io/web_fred/apunts/unitat_1/fred_apunts_ud_1_3_gs.pdf">Unitat 1.3</text:a></text:p>
      <text:p text:style-name="P87">Comentem apartat 1.2 Ejercicios ciclo frigorífico.</text:p>
      <text:p text:style-name="P87">Exercici 1.2-1</text:p>
      <text:p text:style-name="P87"/>
      <text:p text:style-name="P87"/>
      <text:p text:style-name="P187">Di<text:span text:style-name="T18">vendres</text:span> <text:tab/><text:span text:style-name="T18">20</text:span>/10/23</text:p>
      <text:p text:style-name="P81"><text:a xlink:type="simple" xlink:href="https://paulinoposada.github.io/web_fred/apunts/unitat_1/fred_apunts_ud_1_3_gs.pdf">Unitat 1.3</text:a></text:p>
      <text:p text:style-name="P88">Comentem apartat 1.2 Ejercicios ciclo frigorífico.</text:p>
      <text:p text:style-name="P88"><text:span text:style-name="T18">Comentem e</text:span>xercici 1.2-<text:span text:style-name="T18">2</text:span></text:p>
      <text:p text:style-name="P88"/>
      <text:p text:style-name="P88"/>
      <text:p text:style-name="P203">Di<text:span text:style-name="T19">lluns</text:span> <text:tab/><text:span text:style-name="T18">23</text:span>/10/23</text:p>
      <text:p text:style-name="P82"><text:a xlink:type="simple" xlink:href="https://paulinoposada.github.io/web_fred/apunts/unitat_1/fred_apunts_ud_1_3_gs.pdf">Unitat 1.3</text:a></text:p>
      <text:p text:style-name="P89">Comentem apartat 1.2 Ejercicios ciclo frigorífico.</text:p>
      <text:p text:style-name="P89"><text:span text:style-name="T18">Comentem e</text:span>xercici 1.2-<text:span text:style-name="T19">3</text:span></text:p>
      <text:p text:style-name="P188"/>
      <text:p text:style-name="P188">Di<text:span text:style-name="T20">marts</text:span> <text:tab/><text:span text:style-name="T18">24</text:span>/10/23</text:p>
      <text:p text:style-name="P83"><text:a xlink:type="simple" xlink:href="https://paulinoposada.github.io/web_fred/apunts/unitat_1/fred_apunts_ud_1_3_gs.pdf">Unitat 1.3</text:a></text:p>
      <text:p text:style-name="P90">Comentem apartat 1.2 Ejercicios ciclo frigorífico.</text:p>
      <text:p text:style-name="P90"><text:span text:style-name="T18">Comentem e</text:span>xercici 1.2-<text:span text:style-name="T20">4</text:span></text:p>
      <text:p text:style-name="P90"/>
      <text:p text:style-name="P189">Di<text:span text:style-name="T20">mecres</text:span> <text:tab/><text:span text:style-name="T18">25</text:span>/10/23</text:p>
      <text:p text:style-name="P84"><text:a xlink:type="simple" xlink:href="https://paulinoposada.github.io/web_fred/apunts/unitat_1/fred_apunts_ud_1_3_gs.pdf">Unitat 1.3</text:a></text:p>
      <text:p text:style-name="P91">Comentem apartat 1.2 Ejercicios ciclo frigorífico.</text:p>
      <text:p text:style-name="P92">Comentem exercici 1.2-5</text:p>
      <text:p text:style-name="P92">Comentem apartat 1.3 Influencia del sobrecalentamiento y el subenfriamiento en la eficiencia y el compresor.</text:p>
      <text:p text:style-name="P91"/>
      <text:p text:style-name="P91"/>
      <text:p text:style-name="P47">D<text:span text:style-name="T21">ijous</text:span><text:tab/><text:tab/><text:span text:style-name="T22">26</text:span>/<text:span text:style-name="T23">10</text:span>/23</text:p>
      <text:p text:style-name="P36">Baixa per gripe.</text:p>
      <text:p text:style-name="P36"/>
      <text:p text:style-name="P36"/>
      <text:p text:style-name="P47">D<text:span text:style-name="T21">ivendres</text:span><text:tab/><text:span text:style-name="T22">27</text:span>/<text:span text:style-name="T23">10</text:span>/23</text:p>
      <text:p text:style-name="P93">Sortida <text:span text:style-name="T24">golondrinas</text:span>.</text:p>
      <text:p text:style-name="P93"/>
      <text:p text:style-name="P93"/>
      <text:p text:style-name="P48">D<text:span text:style-name="T21">illuns</text:span><text:tab/><text:span text:style-name="T22">27</text:span>/<text:span text:style-name="T23">10</text:span>/23</text:p>
      <text:p text:style-name="P96">Terminem de comentar <text:a xlink:type="simple" xlink:href="https://paulinoposada.github.io/web_fred/apunts/unitat_1/fred_apunts_ud_1_3_gs.pdf"><text:span text:style-name="T25">Unitat 1.3</text:span></text:a> , apartats </text:p>
      <text:p text:style-name="P96">1.4 Punts medició temperatura i pressió </text:p>
      <text:p text:style-name="P96">1.5 Simbologia</text:p>
      <text:p text:style-name="P96"/>
      <text:p text:style-name="P96">Comencem amb <text:a xlink:type="simple" xlink:href="https://paulinoposada.github.io/web_fred/apunts/unitat_2/fred_apunts_ud2_1_gs.pdf">Unitat 2.1</text:a></text:p>
      <text:p text:style-name="P96">Comentem 2.1.1.1 Compressor hermètics</text:p>
      <text:p text:style-name="P94"/>
      <text:p text:style-name="P49">D<text:span text:style-name="T21">imarts</text:span><text:tab/><text:span text:style-name="T26">31</text:span>/<text:span text:style-name="T23">10</text:span>/23</text:p>
      <text:p text:style-name="P97"><text:a xlink:type="simple" xlink:href="https://paulinoposada.github.io/web_fred/apunts/unitat_2/fred_apunts_ud2_1_gs.pdf">Unitat 2.1</text:a></text:p>
      <text:p text:style-name="P97">Comentem <text:span text:style-name="T26">exemple </text:span>2.1.1.1-<text:span text:style-name="T26">1</text:span></text:p>
      <text:p text:style-name="P105">Comentem apartats 2.1.1.2, 2.1.1.3, 2.1.2.1, 2.1.2.1.1 i 2.1.2.1.2</text:p>
      <text:p text:style-name="P107">Baixem al taller i desmuntem compressor obert.</text:p>
      <text:p text:style-name="P95"/>
      <text:p text:style-name="P95"/>
      <text:p text:style-name="P190">D<text:span text:style-name="T21">imecres</text:span><text:tab/><text:span text:style-name="T27">01</text:span>/<text:span text:style-name="T23">11</text:span>/23</text:p>
      <text:p text:style-name="P113">Festiu Tots sants</text:p>
      <text:p text:style-name="P197"/>
      <text:p text:style-name="P197"/>
      <text:p text:style-name="P50">D<text:span text:style-name="T21">ijous</text:span><text:tab/><text:span text:style-name="T27">02</text:span>/<text:span text:style-name="T23">11</text:span>/23</text:p>
      <text:p text:style-name="P98"><text:a xlink:type="simple" xlink:href="https://paulinoposada.github.io/web_fred/apunts/unitat_2/fred_apunts_ud2_1_gs.pdf">Unitat 2.1</text:a></text:p>
      <text:p text:style-name="P108">Comentem exemple 2.1.2.2-1</text:p>
      <text:p text:style-name="P111">Comentem que la causa de la reducció de la poténcia frigorífica quan baixa la temparatura de evaporació és la baixada de densitat del refgrigerant i en conseqüència la baixada del cabal de massa.</text:p>
      <text:p text:style-name="P106"/>
      <text:p text:style-name="P199">D<text:span text:style-name="T21">ivendres</text:span><text:tab/><text:span text:style-name="T27">03</text:span>/<text:span text:style-name="T23">11</text:span>/23</text:p>
      <text:p text:style-name="P99"><text:a xlink:type="simple" xlink:href="https://paulinoposada.github.io/web_fred/apunts/unitat_2/fred_apunts_ud2_1_gs.pdf">Unitat 2.1</text:a></text:p>
      <text:p text:style-name="P109">Comentem exemple 2.1.2.2-1</text:p>
      <text:p text:style-name="P114">Comparem poténcia frigorífica i potencia elèctrica absorbida pel compressor a <draw:frame draw:style-name="fr1" draw:name="Object1" text:anchor-type="as-char" svg:y="-0.1484in" svg:width="0.8783in" svg:height="0.2098in" draw:z-index="0"><draw:object xlink:href="./Object 1" xlink:type="simple" xlink:show="embed" xlink:actuate="onLoad"/><draw:image xlink:href="./ObjectReplacements/Object 1" xlink:type="simple" xlink:show="embed" xlink:actuate="onLoad"/></draw:frame>i <draw:frame draw:style-name="fr1" draw:name="Object2" text:anchor-type="as-char" svg:y="-0.1484in" svg:width="0.8799in" svg:height="0.2098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, amb <text:a xlink:type="simple" xlink:href="https://www.bitzer.de/websoftware/Calculate.aspx?cid=1699091199514&amp;mod=HHK">Bitzer software</text:a>. </text:p>
      <text:p text:style-name="P112"/>
      <text:p text:style-name="P51"/>
      <text:p text:style-name="P51">D<text:span text:style-name="T21">illuns</text:span><text:tab/><text:span text:style-name="T27">06</text:span>/<text:span text:style-name="T23">11</text:span>/23</text:p>
      <text:p text:style-name="P121">Baixem al taller.</text:p>
      <text:p text:style-name="P121">Comencem pràctica 1, soldadura tova.</text:p>
      <text:p text:style-name="P115"/>
      <text:p text:style-name="P95"/>
      <text:p text:style-name="P52">D<text:span text:style-name="T21">imarts</text:span><text:tab/><text:span text:style-name="T27">07</text:span>/<text:span text:style-name="T23">11</text:span>/23</text:p>
      <text:p text:style-name="P100"><text:a xlink:type="simple" xlink:href="https://paulinoposada.github.io/web_fred/apunts/unitat_2/fred_apunts_ud2_1_gs.pdf">Unitat 2.1</text:a></text:p>
      <text:p text:style-name="P110"><text:span text:style-name="T28">Terminem de comentar e</text:span>xemple 2.1.2.2-1</text:p>
      <text:p text:style-name="P130">Comencem a comentar exemple <text:span text:style-name="T27">2.1.2.2-</text:span>2</text:p>
      <text:p text:style-name="P116"/>
      <text:p text:style-name="P122"/>
      <text:p text:style-name="P53">D<text:span text:style-name="T21">imecres</text:span><text:tab/><text:span text:style-name="T27">08</text:span>/<text:span text:style-name="T23">11</text:span>/23</text:p>
      <text:p text:style-name="P101"><text:a xlink:type="simple" xlink:href="https://paulinoposada.github.io/web_fred/apunts/unitat_2/fred_apunts_ud2_1_gs.pdf">Unitat 2.1</text:a></text:p>
      <text:p text:style-name="P131"><text:span text:style-name="T29">Terminem de </text:span>comentar exemple <text:span text:style-name="T27">2.1.2.2-</text:span>2</text:p>
      <text:p text:style-name="P133">Comencem amb l'apartat 2.1.2.3 Compresores rotativos de pistón rodante y paletas</text:p>
      <text:p text:style-name="P133">Comentem apartat 2.1.2.3.1 Compresor de pistón rodante (rolling piston compressor)</text:p>
      <text:p text:style-name="P117"/>
      <text:p text:style-name="P117"/>
      <text:p text:style-name="P54">D<text:span text:style-name="T21">ijous</text:span><text:tab/><text:tab/><text:span text:style-name="T27">09</text:span>/<text:span text:style-name="T23">11</text:span>/23</text:p>
      <text:p text:style-name="P102"><text:a xlink:type="simple" xlink:href="https://paulinoposada.github.io/web_fred/apunts/unitat_2/fred_apunts_ud2_1_gs.pdf">Unitat 2.1</text:a></text:p>
      <text:p text:style-name="P132"><text:span text:style-name="T29">Terminem de </text:span>comentar exemple <text:span text:style-name="T27">2.1.2.3.1-1</text:span></text:p>
      <text:p text:style-name="P134">Come<text:span text:style-name="T30">ntem</text:span> <text:span text:style-name="T30">e</text:span>l<text:span text:style-name="T30">s </text:span>apartat<text:span text:style-name="T30">s</text:span> </text:p>
      <text:p text:style-name="P134">2.1.2.3.<text:span text:style-name="T30">2</text:span> Compresor de paletas</text:p>
      <text:p text:style-name="P134">2.1.2.3.<text:span text:style-name="T30">3</text:span> Compresor de <text:span text:style-name="T30">tornillo</text:span></text:p>
      <text:p text:style-name="P134"/>
      <text:p text:style-name="P134"/>
      <text:p text:style-name="P55">D<text:span text:style-name="T21">ivendres</text:span><text:tab/><text:span text:style-name="T31">10</text:span>/<text:span text:style-name="T23">11</text:span>/23</text:p>
      <text:p text:style-name="P103"><text:a xlink:type="simple" xlink:href="https://paulinoposada.github.io/web_fred/apunts/unitat_2/fred_apunts_ud2_1_gs.pdf">Unitat 2.1</text:a></text:p>
      <text:p text:style-name="P135">Comentem exrcici 2.2-1</text:p>
      <text:p text:style-name="P135"/>
      <text:p text:style-name="P135"/>
      <text:p text:style-name="P56">D<text:span text:style-name="T21">illuns</text:span><text:tab/><text:span text:style-name="T32">13</text:span>/<text:span text:style-name="T23">11</text:span>/23</text:p>
      <text:p text:style-name="P123">Baixem al taller.</text:p>
      <text:p text:style-name="P123">Co<text:span text:style-name="T32">ntinuem</text:span> pràctica 1, soldadura tova.</text:p>
      <text:p text:style-name="P118"/>
      <text:p text:style-name="P118"/>
      <text:p text:style-name="P57">D<text:span text:style-name="T21">imarts</text:span><text:tab/><text:span text:style-name="T32">14</text:span>/<text:span text:style-name="T23">11</text:span>/23</text:p>
      <text:p text:style-name="P104"><text:a xlink:type="simple" xlink:href="https://paulinoposada.github.io/web_fred/apunts/unitat_2/fred_apunts_ud2_1_gs.pdf">Unitat 2.1</text:a></text:p>
      <text:p text:style-name="P136">Comentem ex<text:span text:style-name="T33">e</text:span>rcici<text:span text:style-name="T33">s</text:span> 2.2-<text:span text:style-name="T33">2 a 4</text:span></text:p>
      <text:p text:style-name="P136"/>
      <text:p text:style-name="P119"/>
      <text:p text:style-name="P57">D<text:span text:style-name="T21">imecres</text:span><text:tab/><text:span text:style-name="T32">15</text:span>/<text:span text:style-name="T23">11</text:span>/23</text:p>
      <text:p text:style-name="P104"><text:a xlink:type="simple" xlink:href="https://paulinoposada.github.io/web_fred/apunts/unitat_2/fred_apunts_ud2_1_gs.pdf">Unitat 2.1</text:a></text:p>
      <text:p text:style-name="P136">Comentem ex<text:span text:style-name="T34">e</text:span>rcici<text:span text:style-name="T33">s</text:span> 2.2-<text:span text:style-name="T33">4 i 5.</text:span></text:p>
      <text:p text:style-name="P200">D<text:span text:style-name="T21">ijous</text:span><text:tab/><text:tab/><text:span text:style-name="T32">16</text:span>/<text:span text:style-name="T23">11</text:span>/23</text:p>
      <text:p text:style-name="P137"><text:span text:style-name="T35">Terminem amb </text:span><text:a xlink:type="simple" xlink:href="https://paulinoposada.github.io/web_fred/apunts/unitat_2/fred_apunts_ud2_1_gs.pdf"><text:span text:style-name="T35">Unitat 2.1</text:span></text:a></text:p>
      <text:p text:style-name="P138">Comencem amb <text:a xlink:type="simple" xlink:href="https://paulinoposada.github.io/web_fred/apunts/unitat_2/fred_apunts_ud2_2_gs.pdf">Unitat 2.2</text:a></text:p>
      <text:p text:style-name="P138">Comentem apartats:</text:p>
      <text:p text:style-name="P138">2.1 Capacitat d'un condensador</text:p>
      <text:p text:style-name="P138">2.1.1 Efecto de la variación de la temperatura del medio portador de calor<text:line-break/>(mpc) en la temperatura de condensación</text:p>
      <text:p text:style-name="P139"/>
      <text:p text:style-name="P58"/>
      <text:p text:style-name="P58">D<text:span text:style-name="T21">ivendres</text:span><text:tab/><text:span text:style-name="T32">17</text:span>/<text:span text:style-name="T23">11</text:span>/23</text:p>
      <text:p text:style-name="P140">Comencem amb <text:a xlink:type="simple" xlink:href="https://paulinoposada.github.io/web_fred/apunts/unitat_2/fred_apunts_ud2_2_gs.pdf">Unitat 2.2</text:a></text:p>
      <text:p text:style-name="P140"><text:span text:style-name="T36">Comencem a c</text:span>omentem apartat <text:span text:style-name="T36">2.2.1 Condensadors refredats per aire</text:span></text:p>
      <text:p text:style-name="P140"/>
      <text:p text:style-name="P59">D<text:span text:style-name="T21">illuns</text:span><text:tab/><text:span text:style-name="T37">20</text:span>/<text:span text:style-name="T23">11</text:span>/23</text:p>
      <text:p text:style-name="P141"><text:a xlink:type="simple" xlink:href="https://paulinoposada.github.io/web_fred/apunts/unitat_2/fred_apunts_ud2_2_gs.pdf">Unitat 2.2</text:a></text:p>
      <text:p text:style-name="P156">Comentem 2.2.1 <text:span text:style-name="T36">Condensadors refredats per aire</text:span></text:p>
      <text:p text:style-name="P156">Comencem a comentar 2.2.2.1 Condensadors coaxials a contracorrent</text:p>
      <text:p text:style-name="P140"/>
      <text:p text:style-name="P60">D<text:span text:style-name="T21">imarts</text:span><text:tab/><text:span text:style-name="T37">21</text:span>/<text:span text:style-name="T23">11</text:span>/23</text:p>
      <text:p text:style-name="P142"><text:a xlink:type="simple" xlink:href="https://paulinoposada.github.io/web_fred/apunts/unitat_2/fred_apunts_ud2_2_gs.pdf">Unitat 2.2</text:a></text:p>
      <text:p text:style-name="P158">Comentem </text:p>
      <text:p text:style-name="P162">2.2.2 Condensadores multitubulares</text:p>
      <text:p text:style-name="P162">2.2.2.1 Condesnadores coaxiales a contracorriente</text:p>
      <text:p text:style-name="P162">2.2.2.2 Condensadores multitubulares horizontales</text:p>
      <text:p text:style-name="P162"/>
      <text:p text:style-name="P157"/>
      <text:p text:style-name="P60">D<text:span text:style-name="T21">imecres</text:span><text:tab/><text:span text:style-name="T37">22</text:span>/<text:span text:style-name="T23">11</text:span>/23</text:p>
      <text:p text:style-name="P142"><text:a xlink:type="simple" xlink:href="https://paulinoposada.github.io/web_fred/apunts/unitat_2/fred_apunts_ud2_2_gs.pdf">Unitat 2.2</text:a></text:p>
      <text:p text:style-name="P157">Comentem</text:p>
      <text:p text:style-name="P162">4 Dispositivos de espansión</text:p>
      <text:p text:style-name="P162">4.1 Tubos capilares</text:p>
      <text:p text:style-name="P162"/>
      <text:p text:style-name="P157"/>
      <text:p text:style-name="P60">D<text:span text:style-name="T21">ijous</text:span><text:tab/><text:tab/><text:span text:style-name="T37">23</text:span>/<text:span text:style-name="T23">11</text:span>/23</text:p>
      <text:p text:style-name="P142"><text:a xlink:type="simple" xlink:href="https://paulinoposada.github.io/web_fred/apunts/unitat_2/fred_apunts_ud2_2_gs.pdf">Unitat 2.2</text:a></text:p>
      <text:p text:style-name="P158">Comentem </text:p>
      <text:p text:style-name="P162">4.2 Válvulas de expansión termostática</text:p>
      <text:p text:style-name="P162"/>
      <text:p text:style-name="P162"/>
      <text:p text:style-name="P61">D<text:span text:style-name="T21">ivendres</text:span><text:tab/><text:span text:style-name="T37">24</text:span>/<text:span text:style-name="T23">11</text:span>/23</text:p>
      <text:p text:style-name="P143"><text:a xlink:type="simple" xlink:href="https://paulinoposada.github.io/web_fred/apunts/unitat_2/fred_apunts_ud2_2_gs.pdf">Unitat 2.2</text:a></text:p>
      <text:p text:style-name="P159">Comentem <text:span text:style-name="T38">2.3 Exercicis condensadors</text:span></text:p>
      <text:p text:style-name="P165">Comentem exercici 2.3-1</text:p>
      <text:p text:style-name="P163"/>
      <text:p text:style-name="P157"/>
      <text:p text:style-name="P62">D<text:span text:style-name="T21">illuns</text:span><text:tab/><text:span text:style-name="T39">27</text:span>/<text:span text:style-name="T23">11</text:span>/23</text:p>
      <text:p text:style-name="P124">Baixem al taller.</text:p>
      <text:p text:style-name="P124">Co<text:span text:style-name="T39">mencem</text:span> <text:a xlink:type="simple" xlink:href="https://paulinoposada.github.io/web_fred/documents/practica_soldadura_forta.pdf">pràctica </text:a><text:a xlink:type="simple" xlink:href="https://paulinoposada.github.io/web_fred/documents/practica_soldadura_forta.pdf"><text:span text:style-name="T39">2</text:span></text:a>, soldadura <text:span text:style-name="T39">forta</text:span>.</text:p>
      <text:p text:style-name="P124"/>
      <text:p text:style-name="P124"/>
      <text:p text:style-name="P120"/>
      <text:p text:style-name="P201">D<text:span text:style-name="T21">imarts</text:span><text:tab/><text:span text:style-name="T37">28</text:span>/<text:span text:style-name="T23">11</text:span>/23</text:p>
      <text:p text:style-name="P144"><text:a xlink:type="simple" xlink:href="https://paulinoposada.github.io/web_fred/apunts/unitat_2/fred_apunts_ud2_2_gs.pdf">Unitat 2.2</text:a></text:p>
      <text:p text:style-name="P160">Comentem </text:p>
      <text:p text:style-name="P166">Comentem exercici<text:span text:style-name="T40">s</text:span> 2.3-<text:span text:style-name="T40">2 a 4.</text:span></text:p>
      <text:p text:style-name="P166"/>
      <text:p text:style-name="P63">D<text:span text:style-name="T21">imecres</text:span><text:tab/><text:span text:style-name="T37">29</text:span>/<text:span text:style-name="T23">11</text:span>/23</text:p>
      <text:p text:style-name="P145"><text:a xlink:type="simple" xlink:href="https://paulinoposada.github.io/web_fred/apunts/unitat_2/fred_apunts_ud2_2_gs.pdf">Unitat 2.2</text:a></text:p>
      <text:p text:style-name="P161">Comentem</text:p>
      <text:p text:style-name="P170">3.2.2.1 Evaporador de placas</text:p>
      <text:p text:style-name="P170">3.2.2.2 Evapoardores coaxiales</text:p>
      <text:p text:style-name="P170">3.2.2.3 Evaporadores Multitubulares</text:p>
      <text:p text:style-name="P170">4.2.1 Ajuste del sobrecalentamiento</text:p>
      <text:p text:style-name="P170">Exercicis 4.2.1-1 y 2</text:p>
      <text:p text:style-name="P164"/>
      <text:p text:style-name="P166"/>
      <text:p text:style-name="P73">01, 04 i 05/12/23</text:p>
      <text:p text:style-name="P171">Període d'exàmens.</text:p>
      <text:p text:style-name="P171"/>
      <text:p text:style-name="P166"/>
      <text:p text:style-name="P64">D<text:span text:style-name="T21">illuns</text:span><text:tab/><text:span text:style-name="T41">11</text:span>/<text:span text:style-name="T23">12</text:span>/23</text:p>
      <text:p text:style-name="P125">Baixem al taller.</text:p>
      <text:p text:style-name="P125">Co<text:span text:style-name="T41">ntinuem</text:span> <text:a xlink:type="simple" xlink:href="https://paulinoposada.github.io/web_fred/documents/practica_soldadura_forta.pdf">pràctica </text:a><text:a xlink:type="simple" xlink:href="https://paulinoposada.github.io/web_fred/documents/practica_soldadura_forta.pdf"><text:span text:style-name="T39">2</text:span></text:a>, soldadura <text:span text:style-name="T39">forta</text:span>.</text:p>
      <text:p text:style-name="P125"/>
      <text:p text:style-name="P65"/>
      <text:p text:style-name="P65">D<text:span text:style-name="T21">imarts</text:span><text:tab/><text:span text:style-name="T42">12</text:span>/<text:span text:style-name="T23">12</text:span>/23</text:p>
      <text:p text:style-name="P146"><text:a xlink:type="simple" xlink:href="https://paulinoposada.github.io/web_fred/apunts/unitat_2/fred_apunts_ud2_2_gs.pdf">Unitat 2.2</text:a><text:span text:style-name="T37"> </text:span></text:p>
      <text:p text:style-name="P167">Comentem <text:span text:style-name="T42">apartats</text:span></text:p>
      <text:p text:style-name="P173">4.2.2 Montaje y posición del bulbo de la válvula termostática.</text:p>
      <text:p text:style-name="P173">4.2.3 Válvula termostática con igualación externa de presión.</text:p>
      <text:p text:style-name="P173">4.2.4 Válvula termostática con limitación de presión (MOP).</text:p>
      <text:p text:style-name="P173">4.2.5 Selección de la válvula termostática.</text:p>
      <text:p text:style-name="P173"/>
      <text:p text:style-name="P173"/>
      <text:p text:style-name="P66">D<text:span text:style-name="T21">imecres</text:span><text:tab/><text:span text:style-name="T42">13</text:span>/<text:span text:style-name="T23">12</text:span>/23</text:p>
      <text:p text:style-name="P147"><text:a xlink:type="simple" xlink:href="https://paulinoposada.github.io/web_fred/apunts/unitat_2/fred_apunts_ud2_2_gs.pdf">Unitat 2.2</text:a><text:span text:style-name="T37"> </text:span></text:p>
      <text:p text:style-name="P168">Comentem <text:span text:style-name="T42">apartats</text:span></text:p>
      <text:p text:style-name="P174">4.2.<text:span text:style-name="T43">5</text:span> <text:span text:style-name="T43">Selección</text:span> de la válvula termostática.</text:p>
      <text:p text:style-name="P176">Ejemplo 4.2.5-1</text:p>
      <text:p text:style-name="P174"/>
      <text:p text:style-name="P167"/>
      <text:p text:style-name="P67">D<text:span text:style-name="T21">ijous</text:span><text:tab/><text:tab/><text:span text:style-name="T42">14</text:span>/<text:span text:style-name="T23">12</text:span>/23</text:p>
      <text:p text:style-name="P148"><text:a xlink:type="simple" xlink:href="https://paulinoposada.github.io/web_fred/apunts/unitat_2/fred_apunts_ud2_2_gs.pdf">Unitat 2.2</text:a><text:span text:style-name="T37"> </text:span></text:p>
      <text:p text:style-name="P177">Repassem apartat <text:span text:style-name="T42">4.2.5 Selección de la válvula termostática.</text:span></text:p>
      <text:p text:style-name="P169">Comen<text:span text:style-name="T44">cem exercicis 5.</text:span></text:p>
      <text:p text:style-name="P177">Comentem exercicis 5.1 i 2.</text:p>
      <text:p text:style-name="P175"/>
      <text:p text:style-name="P172"/>
      <text:p text:style-name="P68">D<text:span text:style-name="T21">ivendres</text:span><text:tab/><text:tab/><text:span text:style-name="T42">15</text:span>/<text:span text:style-name="T23">12</text:span>/23</text:p>
      <text:p text:style-name="P149"><text:a xlink:type="simple" xlink:href="https://paulinoposada.github.io/web_fred/apunts/unitat_2/fred_apunts_ud2_2_gs.pdf">Unitat 2.2</text:a><text:span text:style-name="T37"> </text:span></text:p>
      <text:p text:style-name="P178">Comentem exercicis 5.<text:span text:style-name="T45">3</text:span> <text:span text:style-name="T45">a</text:span> <text:span text:style-name="T45">7</text:span>.</text:p>
      <text:p text:style-name="P68"/>
      <text:p text:style-name="P202">D<text:span text:style-name="T21">illuns</text:span><text:tab/><text:tab/><text:span text:style-name="T42">18</text:span>/<text:span text:style-name="T23">12</text:span>/23</text:p>
      <text:p text:style-name="P149"><text:a xlink:type="simple" xlink:href="https://paulinoposada.github.io/web_fred/apunts/unitat_2/fred_apunts_ud2_2_gs.pdf">Unitat 2.2</text:a><text:span text:style-name="T37"> </text:span></text:p>
      <text:p text:style-name="P126">Baixem al taller.</text:p>
      <text:p text:style-name="P126">Co<text:span text:style-name="T41">ntinuem</text:span> <text:a xlink:type="simple" xlink:href="https://paulinoposada.github.io/web_fred/documents/practica_soldadura_forta.pdf">pràctica </text:a><text:a xlink:type="simple" xlink:href="https://paulinoposada.github.io/web_fred/documents/practica_soldadura_forta.pdf"><text:span text:style-name="T39">2</text:span></text:a>, soldadura <text:span text:style-name="T39">forta</text:span>.</text:p>
      <text:p text:style-name="P69"/>
      <text:p text:style-name="P69">D<text:span text:style-name="T21">imarts</text:span><text:tab/><text:tab/><text:span text:style-name="T42">19</text:span>/<text:span text:style-name="T23">12</text:span>/23</text:p>
      <text:p text:style-name="P180">Preparem examen recuperació electricitat.</text:p>
      <text:p text:style-name="P180"/>
      <text:p text:style-name="P180"/>
      <text:p text:style-name="P70">D<text:span text:style-name="T21">imecres</text:span><text:tab/><text:tab/><text:span text:style-name="T46">20</text:span>/<text:span text:style-name="T23">12</text:span>/23</text:p>
      <text:p text:style-name="P150"><text:a xlink:type="simple" xlink:href="https://paulinoposada.github.io/web_fred/apunts/unitat_2/fred_apunts_ud2_2_gs.pdf">Unitat 2.2</text:a><text:span text:style-name="T37"> </text:span></text:p>
      <text:p text:style-name="P179">Comentem exercicis 5.<text:span text:style-name="T46">8</text:span> <text:span text:style-name="T45">a</text:span> <text:span text:style-name="T46">13</text:span>.</text:p>
      <text:p text:style-name="P191"/>
      <text:p text:style-name="P72">************************************ <text:s text:c="2"/><text:span text:style-name="T48">2024 <text:s text:c="2"/></text:span>************************************</text:p>
      <text:p text:style-name="P72"/>
      <text:p text:style-name="P71">D<text:span text:style-name="T21">illuns</text:span><text:tab/><text:tab/><text:span text:style-name="T47">08</text:span>/<text:span text:style-name="T47">01</text:span>/2<text:span text:style-name="T47">4</text:span></text:p>
      <text:p text:style-name="P151"><text:a xlink:type="simple" xlink:href="https://paulinoposada.github.io/web_fred/apunts/unitat_2/fred_apunts_ud2_2_gs.pdf">Unitat 2.2</text:a><text:span text:style-name="T37"> </text:span></text:p>
      <text:p text:style-name="P127">Baixem al taller.</text:p>
      <text:p text:style-name="P127"><text:span text:style-name="T47">Terminem</text:span> <text:a xlink:type="simple" xlink:href="https://paulinoposada.github.io/web_fred/documents/practica_soldadura_forta.pdf">pràctica </text:a><text:a xlink:type="simple" xlink:href="https://paulinoposada.github.io/web_fred/documents/practica_soldadura_forta.pdf"><text:span text:style-name="T39">2</text:span></text:a>, soldadura <text:span text:style-name="T39">forta</text:span>.</text:p>
      <text:p text:style-name="P192"/>
      <text:p text:style-name="P193">D<text:span text:style-name="T21">imarts</text:span><text:tab/><text:tab/><text:span text:style-name="T47">09</text:span>/<text:span text:style-name="T47">01</text:span>/2<text:span text:style-name="T47">4</text:span></text:p>
      <text:p text:style-name="P152"><text:a xlink:type="simple" xlink:href="https://paulinoposada.github.io/web_fred/apunts/unitat_2/fred_apunts_ud2_2_gs.pdf">Unitat 2.2</text:a><text:span text:style-name="T37"> </text:span></text:p>
      <text:p text:style-name="P128"><text:span text:style-name="T48">Comentem els exercicis 5-14 a 18</text:span> </text:p>
      <text:p text:style-name="P128"/>
      <text:p text:style-name="P194">D<text:span text:style-name="T21">imecres</text:span><text:tab/><text:tab/><text:span text:style-name="T49">10</text:span>/<text:span text:style-name="T47">01</text:span>/2<text:span text:style-name="T47">4</text:span></text:p>
      <text:p text:style-name="P153"><text:a xlink:type="simple" xlink:href="https://paulinoposada.github.io/web_fred/apunts/unitat_2/fred_apunts_ud2_2_gs.pdf">Unitat 2.2</text:a><text:span text:style-name="T37"> </text:span></text:p>
      <text:p text:style-name="P129"><text:span text:style-name="T48">Comentem els exercicis 5-19 a </text:span><text:s/><text:span text:style-name="T49">21</text:span></text:p>
      <text:p text:style-name="P181">Comecem amb l'apartat 6, comentem vàlvules.</text:p>
      <text:p text:style-name="P181"/>
      <text:p text:style-name="P195">D<text:span text:style-name="T21">ijous</text:span><text:tab/><text:tab/><text:tab/><text:span text:style-name="T49">11</text:span>/<text:span text:style-name="T47">01</text:span>/2<text:span text:style-name="T47">4</text:span></text:p>
      <text:p text:style-name="P154"><text:a xlink:type="simple" xlink:href="https://paulinoposada.github.io/web_fred/apunts/unitat_2/fred_apunts_ud2_2_gs.pdf">Unitat 2.2</text:a><text:span text:style-name="T37"> </text:span></text:p>
      <text:p text:style-name="P182"><text:span text:style-name="T50">A</text:span>partat 6, comentem <text:span text:style-name="T50">fins reguladors de presió de condensació KVR</text:span>.</text:p>
      <text:p text:style-name="P182"/>
      <text:p text:style-name="P196">D<text:span text:style-name="T21">ivendres</text:span><text:tab/><text:tab/><text:span text:style-name="T49">12</text:span>/<text:span text:style-name="T47">01</text:span>/2<text:span text:style-name="T47">4</text:span></text:p>
      <text:p text:style-name="P155"><text:a xlink:type="simple" xlink:href="https://paulinoposada.github.io/web_fred/apunts/unitat_2/fred_apunts_ud2_2_gs.pdf">Unitat 2.2</text:a><text:span text:style-name="T37"> </text:span></text:p>
      <text:p text:style-name="P183"><text:span text:style-name="T50">A</text:span>partat 6, comentem <text:span text:style-name="T51">esquema pàg. 75</text:span>.</text:p>
      <text:p text:style-name="P204">Comentem filtres secadors, visors, recipients de líquid, separadors d'oli i antivibradors.</text:p>
      <text:p text:style-name="P204"/>
      <text:p text:style-name="P207">D<text:span text:style-name="T21">illuns</text:span><text:tab/><text:tab/><text:span text:style-name="T49">15</text:span>/<text:span text:style-name="T47">01</text:span>/2<text:span text:style-name="T47">4</text:span></text:p>
      <text:p text:style-name="P204">Comentem <text:a xlink:type="simple" xlink:href="https://paulinoposada.github.io/web_fred/documents/split_ix_instalacion.pdf"><text:span text:style-name="T52">instruccions d'instal·lació</text:span></text:a><text:span text:style-name="T52"> d'aire condicionat split.</text:span></text:p>
      <text:p text:style-name="P204"/>
      <text:p text:style-name="P207">D<text:span text:style-name="T21">imarts</text:span><text:tab/><text:tab/><text:span text:style-name="T49">16</text:span>/<text:span text:style-name="T47">01</text:span>/2<text:span text:style-name="T47">4</text:span></text:p>
      <text:p text:style-name="P206">Baixem al taller i desmontem un aire per identificar els components (compressor, vàlvula de 4 vies, capil·lars, tomes de conexió).</text:p>
      <text:p text:style-name="P20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4-01-17T07:15:44.855210232</dc:date>
    <meta:editing-duration>PT45M4S</meta:editing-duration>
    <meta:editing-cycles>70</meta:editing-cycles>
    <meta:document-statistic meta:table-count="0" meta:image-count="0" meta:object-count="2" meta:page-count="8" meta:paragraph-count="278" meta:word-count="1147" meta:character-count="7999" meta:non-whitespace-character-count="7073"/>
  </office:meta>
</office:document-meta>
</file>

<file path=Object 1/content.xml><?xml version="1.0" encoding="utf-8"?>
<math xmlns="http://www.w3.org/1998/Math/MathML" display="block">
  <semantics>
    <mrow>
      <mrow>
        <msub>
          <mi>T</mi>
          <mi>E</mi>
        </msub>
        <mo stretchy="false">=</mo>
        <mrow>
          <mo stretchy="false">−</mo>
          <mn>10</mn>
        </mrow>
      </mrow>
      <mi mathvariant="italic">ºC</mi>
    </mrow>
    <annotation encoding="StarMath 5.0">T rsub E = -10 ºC</annotation>
  </semantics>
</math>
</file>

<file path=Object 2/content.xml><?xml version="1.0" encoding="utf-8"?>
<math xmlns="http://www.w3.org/1998/Math/MathML" display="block">
  <semantics>
    <mrow>
      <mrow>
        <msub>
          <mi>T</mi>
          <mi>E</mi>
        </msub>
        <mo stretchy="false">=</mo>
        <mrow>
          <mo stretchy="false">−</mo>
          <mn>25</mn>
        </mrow>
      </mrow>
      <mi mathvariant="italic">ºC</mi>
    </mrow>
    <annotation encoding="StarMath 5.0">T rsub E = -25 ºC</annotation>
  </semantics>
</math>
</file>